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400001B0E00000673632D66B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5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5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MAI-2011" table:style-name="ta1" table:print="false">
        <table:table-column table:style-name="co1" table:default-cell-style-name="ce7"/>
        <table:table-column table:style-name="co2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3" table:number-columns-repeated="2" table:default-cell-style-name="ce15"/>
        <table:table-column table:style-name="co5" table:default-cell-style-name="ce15"/>
        <table:table-column table:style-name="co3" table:number-columns-repeated="6" table:default-cell-style-name="ce15"/>
        <table:table-column table:style-name="co4" table:default-cell-style-name="ce15"/>
        <table:table-column table:style-name="co6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number-columns-repeated="2" table:default-cell-style-name="ce15"/>
        <table:table-column table:style-name="co3" table:default-cell-style-name="ce15"/>
        <table:table-column table:style-name="co6" table:default-cell-style-name="ce15"/>
        <table:table-column table:style-name="co2" table:default-cell-style-name="ce15"/>
        <table:table-column table:style-name="co6" table:default-cell-style-name="ce24"/>
        <table:table-column table:style-name="co2" table:default-cell-style-name="ce17"/>
        <table:table-row table:style-name="ro1">
          <table:table-cell table:style-name="ce1"/>
          <table:table-cell table:style-name="ce11"/>
          <table:table-cell table:style-name="ce1" table:number-columns-repeated="8"/>
          <table:table-cell table:style-name="ce1">
            <draw:frame table:end-cell-address="'MAI-2011'.M4" table:end-x="1.895cm" table:end-y="0.349cm" draw:z-index="0" draw:name="Figuras 1" draw:style-name="gr1" draw:text-style-name="P1" svg:width="6.925cm" svg:height="1.65cm" svg:x="0.143cm" svg:y="0.053cm">
              <draw:image xlink:href="Pictures/2000001400001B0E00000673632D66BB.svm" xlink:type="simple" xlink:show="embed" xlink:actuate="onLoad">
                <text:p/>
              </draw:image>
            </draw:frame>
          </table:table-cell>
          <table:table-cell table:style-name="ce1" table:number-columns-repeated="19"/>
        </table:table-row>
        <table:table-row table:style-name="ro1" table:number-rows-repeated="2">
          <table:table-cell table:style-name="ce1"/>
          <table:table-cell table:style-name="ce12"/>
          <table:table-cell table:style-name="ce1" table:number-columns-repeated="2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20"/>
        </table:table-row>
        <table:table-row table:style-name="ro2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/>
        </table:table-row>
        <table:table-row table:style-name="ro3">
          <table:table-cell table:style-name="ce3" office:value-type="string" table:number-columns-spanned="29" table:number-rows-spanned="1">
            <text:p>Período: Maio - 201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/>
        </table:table-row>
        <table:table-row table:style-name="ro1">
          <table:table-cell table:style-name="ce4"/>
          <table:table-cell table:style-name="Default" table:number-columns-repeated="27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Em R$1,00</text:p>
          </table:table-cell>
          <table:table-cell table:style-name="Default" table:number-columns-repeated="27"/>
          <table:table-cell table:style-name="ce21"/>
          <table:table-cell table:style-name="Default"/>
        </table:table-row>
        <table:table-row table:style-name="ro4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/>
        </table:table-row>
        <table:table-row table:style-name="ro1">
          <table:table-cell office:value-type="string">
            <text:p>IMPOSTO SOBRE IMPORTAÇÃO</text:p>
          </table:table-cell>
          <table:table-cell table:style-name="ce14" office:value-type="float" office:value="23604.03">
            <text:p>23.604 </text:p>
          </table:table-cell>
          <table:table-cell table:style-name="ce14" office:value-type="float" office:value="988316.08">
            <text:p>988.316 </text:p>
          </table:table-cell>
          <table:table-cell table:style-name="ce14" office:value-type="float" office:value="26318047.92">
            <text:p>26.318.048 </text:p>
          </table:table-cell>
          <table:table-cell table:style-name="ce14" office:value-type="float" office:value="54344.12">
            <text:p>54.344 </text:p>
          </table:table-cell>
          <table:table-cell table:style-name="ce14" office:value-type="float" office:value="39125693.75">
            <text:p>39.125.694 </text:p>
          </table:table-cell>
          <table:table-cell table:style-name="ce14" office:value-type="float" office:value="25202075.27">
            <text:p>25.202.075 </text:p>
          </table:table-cell>
          <table:table-cell table:style-name="ce14" office:value-type="float" office:value="3408301.58">
            <text:p>3.408.302 </text:p>
          </table:table-cell>
          <table:table-cell table:style-name="ce14" office:value-type="float" office:value="252172286.42">
            <text:p>252.172.286 </text:p>
          </table:table-cell>
          <table:table-cell table:style-name="ce14" office:value-type="float" office:value="72299146.98">
            <text:p>72.299.147 </text:p>
          </table:table-cell>
          <table:table-cell table:style-name="ce14" office:value-type="float" office:value="2889440.76">
            <text:p>2.889.441 </text:p>
          </table:table-cell>
          <table:table-cell table:style-name="ce14" office:value-type="float" office:value="44289583.05">
            <text:p>44.289.583 </text:p>
          </table:table-cell>
          <table:table-cell table:style-name="ce14" office:value-type="float" office:value="177422.62">
            <text:p>177.423 </text:p>
          </table:table-cell>
          <table:table-cell table:style-name="ce14" office:value-type="float" office:value="1227924.07">
            <text:p>1.227.924 </text:p>
          </table:table-cell>
          <table:table-cell table:style-name="ce14" office:value-type="float" office:value="3444862.72">
            <text:p>3.444.863 </text:p>
          </table:table-cell>
          <table:table-cell table:style-name="ce14" office:value-type="float" office:value="3605104.95">
            <text:p>3.605.105 </text:p>
          </table:table-cell>
          <table:table-cell table:style-name="ce14" office:value-type="float" office:value="40544298.71">
            <text:p>40.544.299 </text:p>
          </table:table-cell>
          <table:table-cell table:style-name="ce14" office:value-type="float" office:value="61058.71">
            <text:p>61.059 </text:p>
          </table:table-cell>
          <table:table-cell table:style-name="ce14" office:value-type="float" office:value="199993711.92">
            <text:p>199.993.712 </text:p>
          </table:table-cell>
          <table:table-cell table:style-name="ce14" office:value-type="float" office:value="209279764.71">
            <text:p>209.279.765 </text:p>
          </table:table-cell>
          <table:table-cell table:style-name="ce14" office:value-type="float" office:value="3811982.65">
            <text:p>3.811.983 </text:p>
          </table:table-cell>
          <table:table-cell table:style-name="ce14" office:value-type="float" office:value="798882.75">
            <text:p>798.883 </text:p>
          </table:table-cell>
          <table:table-cell table:style-name="ce14" office:value-type="float" office:value="42551.42">
            <text:p>42.551 </text:p>
          </table:table-cell>
          <table:table-cell table:style-name="ce14" office:value-type="float" office:value="70824918.36">
            <text:p>70.824.918 </text:p>
          </table:table-cell>
          <table:table-cell table:style-name="ce14" office:value-type="float" office:value="200475816.22">
            <text:p>200.475.816 </text:p>
          </table:table-cell>
          <table:table-cell table:style-name="ce14" office:value-type="float" office:value="293683.4">
            <text:p>293.683 </text:p>
          </table:table-cell>
          <table:table-cell table:style-name="ce14" office:value-type="float" office:value="963442582.35">
            <text:p>963.442.582 </text:p>
          </table:table-cell>
          <table:table-cell table:style-name="ce14" office:value-type="float" office:value="639.22">
            <text:p>639 </text:p>
          </table:table-cell>
          <table:table-cell table:style-name="ce23" office:value-type="float" office:value="2164796044.74">
            <text:p>2.164.796.045 </text:p>
          </table:table-cell>
          <table:table-cell/>
        </table:table-row>
        <table:table-row table:style-name="ro1">
          <table:table-cell office:value-type="string">
            <text:p>IMPOSTO SOBRE EXPORTAÇÃO</text:p>
          </table:table-cell>
          <table:table-cell office:value-type="float" office:value="-0.18">
            <text:p><text:s/>(0)</text:p>
          </table:table-cell>
          <table:table-cell office:value-type="float" office:value="180.3">
            <text:p>180 </text:p>
          </table:table-cell>
          <table:table-cell office:value-type="float" office:value="-14.2">
            <text:p><text:s/>(14)</text:p>
          </table:table-cell>
          <table:table-cell office:value-type="float" office:value="-0.49">
            <text:p><text:s/>(0)</text:p>
          </table:table-cell>
          <table:table-cell office:value-type="float" office:value="94441.4">
            <text:p>94.441 </text:p>
          </table:table-cell>
          <table:table-cell office:value-type="float" office:value="9024.05">
            <text:p>9.024 </text:p>
          </table:table-cell>
          <table:table-cell office:value-type="float" office:value="-20.36">
            <text:p><text:s/>(20)</text:p>
          </table:table-cell>
          <table:table-cell office:value-type="float" office:value="-39.52">
            <text:p><text:s/>(40)</text:p>
          </table:table-cell>
          <table:table-cell office:value-type="float" office:value="1002.19">
            <text:p>1.002 </text:p>
          </table:table-cell>
          <table:table-cell office:value-type="float" office:value="-43.53">
            <text:p><text:s/>(44)</text:p>
          </table:table-cell>
          <table:table-cell office:value-type="float" office:value="2251.56">
            <text:p>2.252 </text:p>
          </table:table-cell>
          <table:table-cell office:value-type="float" office:value="6510.51">
            <text:p>6.511 </text:p>
          </table:table-cell>
          <table:table-cell office:value-type="float" office:value="164">
            <text:p>164 </text:p>
          </table:table-cell>
          <table:table-cell office:value-type="float" office:value="259061.7">
            <text:p>259.062 </text:p>
          </table:table-cell>
          <table:table-cell office:value-type="float" office:value="-24.66">
            <text:p><text:s/>(25)</text:p>
          </table:table-cell>
          <table:table-cell office:value-type="float" office:value="1082.91">
            <text:p>1.083 </text:p>
          </table:table-cell>
          <table:table-cell office:value-type="float" office:value="-107.64">
            <text:p><text:s/>(108)</text:p>
          </table:table-cell>
          <table:table-cell office:value-type="float" office:value="380907.5">
            <text:p>380.908 </text:p>
          </table:table-cell>
          <table:table-cell office:value-type="float" office:value="36011.85">
            <text:p>36.012 </text:p>
          </table:table-cell>
          <table:table-cell office:value-type="float" office:value="620.9">
            <text:p>621 </text:p>
          </table:table-cell>
          <table:table-cell office:value-type="float" office:value="3219.03">
            <text:p>3.219 </text:p>
          </table:table-cell>
          <table:table-cell office:value-type="float" office:value="-0.95">
            <text:p><text:s/>(1)</text:p>
          </table:table-cell>
          <table:table-cell office:value-type="float" office:value="148224.91">
            <text:p>148.225 </text:p>
          </table:table-cell>
          <table:table-cell office:value-type="float" office:value="14618.72">
            <text:p>14.619 </text:p>
          </table:table-cell>
          <table:table-cell office:value-type="float" office:value="-1.2">
            <text:p><text:s/>(1)</text:p>
          </table:table-cell>
          <table:table-cell office:value-type="float" office:value="143322.55">
            <text:p>143.323 </text:p>
          </table:table-cell>
          <table:table-cell office:value-type="float" office:value="-7.59">
            <text:p><text:s/>(8)</text:p>
          </table:table-cell>
          <table:table-cell office:value-type="float" office:value="1100383.76">
            <text:p>1.100.384 </text:p>
          </table:table-cell>
          <table:table-cell/>
        </table:table-row>
        <table:table-row table:style-name="ro1">
          <table:table-cell office:value-type="string">
            <text:p>IPI - TOTAL</text:p>
          </table:table-cell>
          <table:table-cell office:value-type="float" office:value="40456.24">
            <text:p>40.456 </text:p>
          </table:table-cell>
          <table:table-cell office:value-type="float" office:value="3286398.32">
            <text:p>3.286.398 </text:p>
          </table:table-cell>
          <table:table-cell office:value-type="float" office:value="19515313.89">
            <text:p>19.515.314 </text:p>
          </table:table-cell>
          <table:table-cell office:value-type="float" office:value="354041.2">
            <text:p>354.041 </text:p>
          </table:table-cell>
          <table:table-cell office:value-type="float" office:value="90330651.86">
            <text:p>90.330.652 </text:p>
          </table:table-cell>
          <table:table-cell office:value-type="float" office:value="28805723.82">
            <text:p>28.805.724 </text:p>
          </table:table-cell>
          <table:table-cell office:value-type="float" office:value="9217598.38">
            <text:p>9.217.598 </text:p>
          </table:table-cell>
          <table:table-cell office:value-type="float" office:value="237134598.74">
            <text:p>237.134.599 </text:p>
          </table:table-cell>
          <table:table-cell office:value-type="float" office:value="80765713.49">
            <text:p>80.765.713 </text:p>
          </table:table-cell>
          <table:table-cell office:value-type="float" office:value="6918400.11">
            <text:p>6.918.400 </text:p>
          </table:table-cell>
          <table:table-cell office:value-type="float" office:value="414163512.8">
            <text:p>414.163.513 </text:p>
          </table:table-cell>
          <table:table-cell office:value-type="float" office:value="5383209.56">
            <text:p>5.383.210 </text:p>
          </table:table-cell>
          <table:table-cell office:value-type="float" office:value="11159758.8">
            <text:p>11.159.759 </text:p>
          </table:table-cell>
          <table:table-cell office:value-type="float" office:value="10643951.69">
            <text:p>10.643.952 </text:p>
          </table:table-cell>
          <table:table-cell office:value-type="float" office:value="4979103.71">
            <text:p>4.979.104 </text:p>
          </table:table-cell>
          <table:table-cell office:value-type="float" office:value="63075174.3">
            <text:p>63.075.174 </text:p>
          </table:table-cell>
          <table:table-cell office:value-type="float" office:value="3468788.43">
            <text:p>3.468.788 </text:p>
          </table:table-cell>
          <table:table-cell office:value-type="float" office:value="288879983.88">
            <text:p>288.879.984 </text:p>
          </table:table-cell>
          <table:table-cell office:value-type="float" office:value="263875179.79">
            <text:p>263.875.180 </text:p>
          </table:table-cell>
          <table:table-cell office:value-type="float" office:value="4446077.53">
            <text:p>4.446.078 </text:p>
          </table:table-cell>
          <table:table-cell office:value-type="float" office:value="1887445.17">
            <text:p>1.887.445 </text:p>
          </table:table-cell>
          <table:table-cell office:value-type="float" office:value="26724.67">
            <text:p>26.725 </text:p>
          </table:table-cell>
          <table:table-cell office:value-type="float" office:value="395908162.95">
            <text:p>395.908.163 </text:p>
          </table:table-cell>
          <table:table-cell office:value-type="float" office:value="205113164.58">
            <text:p>205.113.165 </text:p>
          </table:table-cell>
          <table:table-cell office:value-type="float" office:value="9069272.48">
            <text:p>9.069.272 </text:p>
          </table:table-cell>
          <table:table-cell office:value-type="float" office:value="1478792223.07">
            <text:p>1.478.792.223 </text:p>
          </table:table-cell>
          <table:table-cell office:value-type="float" office:value="543724.28">
            <text:p>543.724 </text:p>
          </table:table-cell>
          <table:table-cell office:value-type="float" office:value="3637784353.74">
            <text:p>3.637.784.354 </text:p>
          </table:table-cell>
          <table:table-cell/>
        </table:table-row>
        <table:table-row table:style-name="ro1">
          <table:table-cell office:value-type="string">
            <text:p><text:s text:c="2"/>IPI - FUMO</text:p>
          </table:table-cell>
          <table:table-cell table:number-columns-repeated="4" office:value-type="float" office:value="0">
            <text:p><text:s/>- </text:p>
          </table:table-cell>
          <table:table-cell office:value-type="float" office:value="1430708.32">
            <text:p>1.430.708 </text:p>
          </table:table-cell>
          <table:table-cell office:value-type="float" office:value="0">
            <text:p><text:s/>- </text:p>
          </table:table-cell>
          <table:table-cell office:value-type="float" office:value="180">
            <text:p>180 </text:p>
          </table:table-cell>
          <table:table-cell office:value-type="float" office:value="14675.56">
            <text:p>14.676 </text:p>
          </table:table-cell>
          <table:table-cell office:value-type="float" office:value="8522.62">
            <text:p>8.523 </text:p>
          </table:table-cell>
          <table:table-cell office:value-type="float" office:value="0">
            <text:p><text:s/>- </text:p>
          </table:table-cell>
          <table:table-cell office:value-type="float" office:value="138215413.8">
            <text:p>138.215.414 </text:p>
          </table:table-cell>
          <table:table-cell table:number-columns-repeated="6" office:value-type="float" office:value="0">
            <text:p><text:s/>- </text:p>
          </table:table-cell>
          <table:table-cell office:value-type="float" office:value="1654.4">
            <text:p>1.654 </text:p>
          </table:table-cell>
          <table:table-cell office:value-type="float" office:value="1562051.75">
            <text:p>1.562.052 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118967346.15">
            <text:p>118.967.346 </text:p>
          </table:table-cell>
          <table:table-cell office:value-type="float" office:value="0">
            <text:p><text:s/>- </text:p>
          </table:table-cell>
          <table:table-cell office:value-type="float" office:value="165799.63">
            <text:p>165.800 </text:p>
          </table:table-cell>
          <table:table-cell office:value-type="float" office:value="1743910.28">
            <text:p>1.743.910 </text:p>
          </table:table-cell>
          <table:table-cell office:value-type="float" office:value="0">
            <text:p><text:s/>- </text:p>
          </table:table-cell>
          <table:table-cell office:value-type="float" office:value="262110262.51">
            <text:p>262.110.263 </text:p>
          </table:table-cell>
          <table:table-cell/>
        </table:table-row>
        <table:table-row table:style-name="ro1">
          <table:table-cell office:value-type="string">
            <text:p><text:s text:c="2"/>IPI - BEBIDAS</text:p>
          </table:table-cell>
          <table:table-cell office:value-type="float" office:value="0">
            <text:p><text:s/>- </text:p>
          </table:table-cell>
          <table:table-cell office:value-type="float" office:value="772694.82">
            <text:p>772.695 </text:p>
          </table:table-cell>
          <table:table-cell office:value-type="float" office:value="2525036.95">
            <text:p>2.525.037 </text:p>
          </table:table-cell>
          <table:table-cell office:value-type="float" office:value="0">
            <text:p><text:s/>- </text:p>
          </table:table-cell>
          <table:table-cell office:value-type="float" office:value="11777719.48">
            <text:p>11.777.719 </text:p>
          </table:table-cell>
          <table:table-cell office:value-type="float" office:value="8220547.67">
            <text:p>8.220.548 </text:p>
          </table:table-cell>
          <table:table-cell office:value-type="float" office:value="4177545.24">
            <text:p>4.177.545 </text:p>
          </table:table-cell>
          <table:table-cell office:value-type="float" office:value="1311603.15">
            <text:p>1.311.603 </text:p>
          </table:table-cell>
          <table:table-cell office:value-type="float" office:value="6614829.99">
            <text:p>6.614.830 </text:p>
          </table:table-cell>
          <table:table-cell office:value-type="float" office:value="5704239.58">
            <text:p>5.704.240 </text:p>
          </table:table-cell>
          <table:table-cell office:value-type="float" office:value="13366985.42">
            <text:p>13.366.985 </text:p>
          </table:table-cell>
          <table:table-cell office:value-type="float" office:value="305911.39">
            <text:p>305.911 </text:p>
          </table:table-cell>
          <table:table-cell office:value-type="float" office:value="7246342.05">
            <text:p>7.246.342 </text:p>
          </table:table-cell>
          <table:table-cell office:value-type="float" office:value="5489980.05">
            <text:p>5.489.980 </text:p>
          </table:table-cell>
          <table:table-cell office:value-type="float" office:value="2060657.34">
            <text:p>2.060.657 </text:p>
          </table:table-cell>
          <table:table-cell office:value-type="float" office:value="10342067.19">
            <text:p>10.342.067 </text:p>
          </table:table-cell>
          <table:table-cell office:value-type="float" office:value="1813139.68">
            <text:p>1.813.140 </text:p>
          </table:table-cell>
          <table:table-cell office:value-type="float" office:value="10468628.74">
            <text:p>10.468.629 </text:p>
          </table:table-cell>
          <table:table-cell office:value-type="float" office:value="30490270.21">
            <text:p>30.490.270 </text:p>
          </table:table-cell>
          <table:table-cell office:value-type="float" office:value="1362445.61">
            <text:p>1.362.446 </text:p>
          </table:table-cell>
          <table:table-cell office:value-type="float" office:value="281297.85">
            <text:p>281.298 </text:p>
          </table:table-cell>
          <table:table-cell office:value-type="float" office:value="0">
            <text:p><text:s/>- </text:p>
          </table:table-cell>
          <table:table-cell office:value-type="float" office:value="13895181.43">
            <text:p>13.895.181 </text:p>
          </table:table-cell>
          <table:table-cell office:value-type="float" office:value="7071781.43">
            <text:p>7.071.781 </text:p>
          </table:table-cell>
          <table:table-cell office:value-type="float" office:value="5339948.03">
            <text:p>5.339.948 </text:p>
          </table:table-cell>
          <table:table-cell office:value-type="float" office:value="71546090.88">
            <text:p>71.546.091 </text:p>
          </table:table-cell>
          <table:table-cell office:value-type="float" office:value="208147.6">
            <text:p>208.148 </text:p>
          </table:table-cell>
          <table:table-cell office:value-type="float" office:value="222393091.78">
            <text:p>222.393.092 </text:p>
          </table:table-cell>
          <table:table-cell/>
        </table:table-row>
        <table:table-row table:style-name="ro1">
          <table:table-cell office:value-type="string">
            <text:p><text:s text:c="2"/>IPI - AUTOMÓVEIS</text:p>
          </table:table-cell>
          <table:table-cell office:value-type="float" office:value="16559.8">
            <text:p>16.560 </text:p>
          </table:table-cell>
          <table:table-cell office:value-type="float" office:value="0">
            <text:p><text:s/>- </text:p>
          </table:table-cell>
          <table:table-cell office:value-type="float" office:value="59374.18">
            <text:p>59.374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755897.52">
            <text:p>755.898 </text:p>
          </table:table-cell>
          <table:table-cell office:value-type="float" office:value="0">
            <text:p><text:s/>- </text:p>
          </table:table-cell>
          <table:table-cell office:value-type="float" office:value="46558697.21">
            <text:p>46.558.697 </text:p>
          </table:table-cell>
          <table:table-cell office:value-type="float" office:value="15686991.01">
            <text:p>15.686.991 </text:p>
          </table:table-cell>
          <table:table-cell office:value-type="float" office:value="0">
            <text:p><text:s/>- </text:p>
          </table:table-cell>
          <table:table-cell office:value-type="float" office:value="121763055">
            <text:p>121.763.055 </text:p>
          </table:table-cell>
          <table:table-cell office:value-type="float" office:value="0">
            <text:p><text:s/>- </text:p>
          </table:table-cell>
          <table:table-cell office:value-type="float" office:value="2540.95">
            <text:p>2.541 </text:p>
          </table:table-cell>
          <table:table-cell office:value-type="float" office:value="0">
            <text:p><text:s/>- </text:p>
          </table:table-cell>
          <table:table-cell office:value-type="float" office:value="5912.1">
            <text:p>5.912 </text:p>
          </table:table-cell>
          <table:table-cell office:value-type="float" office:value="1241018.54">
            <text:p>1.241.019 </text:p>
          </table:table-cell>
          <table:table-cell office:value-type="float" office:value="0">
            <text:p><text:s/>- </text:p>
          </table:table-cell>
          <table:table-cell office:value-type="float" office:value="78566114.34">
            <text:p>78.566.114 </text:p>
          </table:table-cell>
          <table:table-cell office:value-type="float" office:value="39367432.81">
            <text:p>39.367.433 </text:p>
          </table:table-cell>
          <table:table-cell office:value-type="float" office:value="0">
            <text:p><text:s/>- </text:p>
          </table:table-cell>
          <table:table-cell office:value-type="float" office:value="16725.85">
            <text:p>16.726 </text:p>
          </table:table-cell>
          <table:table-cell office:value-type="float" office:value="0">
            <text:p><text:s/>- </text:p>
          </table:table-cell>
          <table:table-cell office:value-type="float" office:value="69400189.29">
            <text:p>69.400.189 </text:p>
          </table:table-cell>
          <table:table-cell office:value-type="float" office:value="5549.61">
            <text:p>5.550 </text:p>
          </table:table-cell>
          <table:table-cell office:value-type="float" office:value="0">
            <text:p><text:s/>- </text:p>
          </table:table-cell>
          <table:table-cell office:value-type="float" office:value="212893375.03">
            <text:p>212.893.375 </text:p>
          </table:table-cell>
          <table:table-cell office:value-type="float" office:value="0">
            <text:p><text:s/>- </text:p>
          </table:table-cell>
          <table:table-cell office:value-type="float" office:value="586339433.24">
            <text:p>586.339.433 </text:p>
          </table:table-cell>
          <table:table-cell/>
        </table:table-row>
        <table:table-row table:style-name="ro1">
          <table:table-cell office:value-type="string">
            <text:p><text:s text:c="2"/>IPI - VINCULADO À IMPORTACAO</text:p>
          </table:table-cell>
          <table:table-cell office:value-type="float" office:value="41">
            <text:p>41 </text:p>
          </table:table-cell>
          <table:table-cell office:value-type="float" office:value="40974.63">
            <text:p>40.975 </text:p>
          </table:table-cell>
          <table:table-cell office:value-type="float" office:value="9763013.24">
            <text:p>9.763.013 </text:p>
          </table:table-cell>
          <table:table-cell office:value-type="float" office:value="96903.15">
            <text:p>96.903 </text:p>
          </table:table-cell>
          <table:table-cell office:value-type="float" office:value="30530585.86">
            <text:p>30.530.586 </text:p>
          </table:table-cell>
          <table:table-cell office:value-type="float" office:value="11225954.54">
            <text:p>11.225.955 </text:p>
          </table:table-cell>
          <table:table-cell office:value-type="float" office:value="2442753.38">
            <text:p>2.442.753 </text:p>
          </table:table-cell>
          <table:table-cell office:value-type="float" office:value="143345672.14">
            <text:p>143.345.672 </text:p>
          </table:table-cell>
          <table:table-cell office:value-type="float" office:value="41871219.33">
            <text:p>41.871.219 </text:p>
          </table:table-cell>
          <table:table-cell office:value-type="float" office:value="282347.17">
            <text:p>282.347 </text:p>
          </table:table-cell>
          <table:table-cell office:value-type="float" office:value="26230605.44">
            <text:p>26.230.605 </text:p>
          </table:table-cell>
          <table:table-cell office:value-type="float" office:value="93508">
            <text:p>93.508 </text:p>
          </table:table-cell>
          <table:table-cell office:value-type="float" office:value="1142778.15">
            <text:p>1.142.778 </text:p>
          </table:table-cell>
          <table:table-cell office:value-type="float" office:value="1824551.42">
            <text:p>1.824.551 </text:p>
          </table:table-cell>
          <table:table-cell office:value-type="float" office:value="460817.87">
            <text:p>460.818 </text:p>
          </table:table-cell>
          <table:table-cell office:value-type="float" office:value="22397843.97">
            <text:p>22.397.844 </text:p>
          </table:table-cell>
          <table:table-cell office:value-type="float" office:value="103826.77">
            <text:p>103.827 </text:p>
          </table:table-cell>
          <table:table-cell office:value-type="float" office:value="98137802.1">
            <text:p>98.137.802 </text:p>
          </table:table-cell>
          <table:table-cell office:value-type="float" office:value="90658208.89">
            <text:p>90.658.209 </text:p>
          </table:table-cell>
          <table:table-cell office:value-type="float" office:value="225308.89">
            <text:p>225.309 </text:p>
          </table:table-cell>
          <table:table-cell office:value-type="float" office:value="279339.07">
            <text:p>279.339 </text:p>
          </table:table-cell>
          <table:table-cell office:value-type="float" office:value="17533.2">
            <text:p>17.533 </text:p>
          </table:table-cell>
          <table:table-cell office:value-type="float" office:value="62306609.66">
            <text:p>62.306.610 </text:p>
          </table:table-cell>
          <table:table-cell office:value-type="float" office:value="82267808.07">
            <text:p>82.267.808 </text:p>
          </table:table-cell>
          <table:table-cell office:value-type="float" office:value="1015285.13">
            <text:p>1.015.285 </text:p>
          </table:table-cell>
          <table:table-cell office:value-type="float" office:value="417536931.42">
            <text:p>417.536.931 </text:p>
          </table:table-cell>
          <table:table-cell office:value-type="float" office:value="0">
            <text:p><text:s/>- </text:p>
          </table:table-cell>
          <table:table-cell office:value-type="float" office:value="1044298222.49">
            <text:p>1.044.298.222 </text:p>
          </table:table-cell>
          <table:table-cell/>
        </table:table-row>
        <table:table-row table:style-name="ro1">
          <table:table-cell table:style-name="ce1" office:value-type="string">
            <text:p><text:s text:c="2"/>IPI - OUTROS</text:p>
          </table:table-cell>
          <table:table-cell office:value-type="float" office:value="23855.44">
            <text:p>23.855 </text:p>
          </table:table-cell>
          <table:table-cell office:value-type="float" office:value="2472728.87">
            <text:p>2.472.729 </text:p>
          </table:table-cell>
          <table:table-cell office:value-type="float" office:value="7167889.52">
            <text:p>7.167.890 </text:p>
          </table:table-cell>
          <table:table-cell office:value-type="float" office:value="257138.05">
            <text:p>257.138 </text:p>
          </table:table-cell>
          <table:table-cell office:value-type="float" office:value="46591638.2">
            <text:p>46.591.638 </text:p>
          </table:table-cell>
          <table:table-cell office:value-type="float" office:value="8603324.09">
            <text:p>8.603.324 </text:p>
          </table:table-cell>
          <table:table-cell office:value-type="float" office:value="2597119.76">
            <text:p>2.597.120 </text:p>
          </table:table-cell>
          <table:table-cell office:value-type="float" office:value="45903950.68">
            <text:p>45.903.951 </text:p>
          </table:table-cell>
          <table:table-cell office:value-type="float" office:value="16584150.54">
            <text:p>16.584.151 </text:p>
          </table:table-cell>
          <table:table-cell office:value-type="float" office:value="931813.36">
            <text:p>931.813 </text:p>
          </table:table-cell>
          <table:table-cell office:value-type="float" office:value="114587453.14">
            <text:p>114.587.453 </text:p>
          </table:table-cell>
          <table:table-cell office:value-type="float" office:value="4983790.17">
            <text:p>4.983.790 </text:p>
          </table:table-cell>
          <table:table-cell office:value-type="float" office:value="2768097.65">
            <text:p>2.768.098 </text:p>
          </table:table-cell>
          <table:table-cell office:value-type="float" office:value="3329420.22">
            <text:p>3.329.420 </text:p>
          </table:table-cell>
          <table:table-cell office:value-type="float" office:value="2451716.4">
            <text:p>2.451.716 </text:p>
          </table:table-cell>
          <table:table-cell office:value-type="float" office:value="29094244.6">
            <text:p>29.094.245 </text:p>
          </table:table-cell>
          <table:table-cell office:value-type="float" office:value="1551821.98">
            <text:p>1.551.822 </text:p>
          </table:table-cell>
          <table:table-cell office:value-type="float" office:value="101705784.3">
            <text:p>101.705.784 </text:p>
          </table:table-cell>
          <table:table-cell office:value-type="float" office:value="101797216.13">
            <text:p>101.797.216 </text:p>
          </table:table-cell>
          <table:table-cell office:value-type="float" office:value="2858323.03">
            <text:p>2.858.323 </text:p>
          </table:table-cell>
          <table:table-cell office:value-type="float" office:value="1310082.4">
            <text:p>1.310.082 </text:p>
          </table:table-cell>
          <table:table-cell office:value-type="float" office:value="9191.47">
            <text:p>9.191 </text:p>
          </table:table-cell>
          <table:table-cell office:value-type="float" office:value="131338836.42">
            <text:p>131.338.836 </text:p>
          </table:table-cell>
          <table:table-cell office:value-type="float" office:value="115768025.47">
            <text:p>115.768.025 </text:p>
          </table:table-cell>
          <table:table-cell office:value-type="float" office:value="2548239.69">
            <text:p>2.548.240 </text:p>
          </table:table-cell>
          <table:table-cell office:value-type="float" office:value="775071915.46">
            <text:p>775.071.915 </text:p>
          </table:table-cell>
          <table:table-cell office:value-type="float" office:value="335576.68">
            <text:p>335.577 </text:p>
          </table:table-cell>
          <table:table-cell office:value-type="float" office:value="1522643343.72">
            <text:p>1.522.643.344 </text:p>
          </table:table-cell>
          <table:table-cell/>
        </table:table-row>
        <table:table-row table:style-name="ro1">
          <table:table-cell office:value-type="string">
            <text:p>IMPOSTO SOBRE A RENDA - TOTAL</text:p>
          </table:table-cell>
          <table:table-cell office:value-type="float" office:value="11921081.43">
            <text:p>11.921.081 </text:p>
          </table:table-cell>
          <table:table-cell office:value-type="float" office:value="53596285.97">
            <text:p>53.596.286 </text:p>
          </table:table-cell>
          <table:table-cell office:value-type="float" office:value="151395717.02">
            <text:p>151.395.717 </text:p>
          </table:table-cell>
          <table:table-cell office:value-type="float" office:value="14099455.69">
            <text:p>14.099.456 </text:p>
          </table:table-cell>
          <table:table-cell office:value-type="float" office:value="278061273.53">
            <text:p>278.061.274 </text:p>
          </table:table-cell>
          <table:table-cell office:value-type="float" office:value="155059221.52">
            <text:p>155.059.222 </text:p>
          </table:table-cell>
          <table:table-cell office:value-type="float" office:value="2436123760.58">
            <text:p>2.436.123.761 </text:p>
          </table:table-cell>
          <table:table-cell office:value-type="float" office:value="196087891.04">
            <text:p>196.087.891 </text:p>
          </table:table-cell>
          <table:table-cell office:value-type="float" office:value="150742439.63">
            <text:p>150.742.440 </text:p>
          </table:table-cell>
          <table:table-cell office:value-type="float" office:value="46258932.79">
            <text:p>46.258.933 </text:p>
          </table:table-cell>
          <table:table-cell office:value-type="float" office:value="862590853.01">
            <text:p>862.590.853 </text:p>
          </table:table-cell>
          <table:table-cell office:value-type="float" office:value="69521970.37">
            <text:p>69.521.970 </text:p>
          </table:table-cell>
          <table:table-cell office:value-type="float" office:value="76093944.58">
            <text:p>76.093.945 </text:p>
          </table:table-cell>
          <table:table-cell office:value-type="float" office:value="91217534.31">
            <text:p>91.217.534 </text:p>
          </table:table-cell>
          <table:table-cell office:value-type="float" office:value="55165654.98">
            <text:p>55.165.655 </text:p>
          </table:table-cell>
          <table:table-cell office:value-type="float" office:value="216125014.88">
            <text:p>216.125.015 </text:p>
          </table:table-cell>
          <table:table-cell office:value-type="float" office:value="32963917.82">
            <text:p>32.963.918 </text:p>
          </table:table-cell>
          <table:table-cell office:value-type="float" office:value="758809825.53">
            <text:p>758.809.826 </text:p>
          </table:table-cell>
          <table:table-cell office:value-type="float" office:value="3283036399.36">
            <text:p>3.283.036.399 </text:p>
          </table:table-cell>
          <table:table-cell office:value-type="float" office:value="58796128.19">
            <text:p>58.796.128 </text:p>
          </table:table-cell>
          <table:table-cell office:value-type="float" office:value="42102722.89">
            <text:p>42.102.723 </text:p>
          </table:table-cell>
          <table:table-cell office:value-type="float" office:value="8457721.55">
            <text:p>8.457.722 </text:p>
          </table:table-cell>
          <table:table-cell office:value-type="float" office:value="610072065.01">
            <text:p>610.072.065 </text:p>
          </table:table-cell>
          <table:table-cell office:value-type="float" office:value="325043926.39">
            <text:p>325.043.926 </text:p>
          </table:table-cell>
          <table:table-cell office:value-type="float" office:value="43670126.43">
            <text:p>43.670.126 </text:p>
          </table:table-cell>
          <table:table-cell office:value-type="float" office:value="7408533881.4">
            <text:p>7.408.533.881 </text:p>
          </table:table-cell>
          <table:table-cell office:value-type="float" office:value="15141433.31">
            <text:p>15.141.433 </text:p>
          </table:table-cell>
          <table:table-cell office:value-type="float" office:value="17450689179.21">
            <text:p>17.450.689.179 </text:p>
          </table:table-cell>
          <table:table-cell/>
        </table:table-row>
        <table:table-row table:style-name="ro1">
          <table:table-cell office:value-type="string">
            <text:p><text:s text:c="2"/>IRPF</text:p>
          </table:table-cell>
          <table:table-cell office:value-type="float" office:value="3610008.93">
            <text:p>3.610.009 </text:p>
          </table:table-cell>
          <table:table-cell office:value-type="float" office:value="13777467.08">
            <text:p>13.777.467 </text:p>
          </table:table-cell>
          <table:table-cell office:value-type="float" office:value="16056354.71">
            <text:p>16.056.355 </text:p>
          </table:table-cell>
          <table:table-cell office:value-type="float" office:value="3180315.43">
            <text:p>3.180.315 </text:p>
          </table:table-cell>
          <table:table-cell office:value-type="float" office:value="52918272.92">
            <text:p>52.918.273 </text:p>
          </table:table-cell>
          <table:table-cell office:value-type="float" office:value="31280365.25">
            <text:p>31.280.365 </text:p>
          </table:table-cell>
          <table:table-cell office:value-type="float" office:value="55263073.82">
            <text:p>55.263.074 </text:p>
          </table:table-cell>
          <table:table-cell office:value-type="float" office:value="30308742.07">
            <text:p>30.308.742 </text:p>
          </table:table-cell>
          <table:table-cell office:value-type="float" office:value="41518337.13">
            <text:p>41.518.337 </text:p>
          </table:table-cell>
          <table:table-cell office:value-type="float" office:value="14692235.01">
            <text:p>14.692.235 </text:p>
          </table:table-cell>
          <table:table-cell office:value-type="float" office:value="153724320.88">
            <text:p>153.724.321 </text:p>
          </table:table-cell>
          <table:table-cell office:value-type="float" office:value="25429878.67">
            <text:p>25.429.879 </text:p>
          </table:table-cell>
          <table:table-cell office:value-type="float" office:value="24005883.32">
            <text:p>24.005.883 </text:p>
          </table:table-cell>
          <table:table-cell office:value-type="float" office:value="23056727.61">
            <text:p>23.056.728 </text:p>
          </table:table-cell>
          <table:table-cell office:value-type="float" office:value="17813300.1">
            <text:p>17.813.300 </text:p>
          </table:table-cell>
          <table:table-cell office:value-type="float" office:value="57081659.16">
            <text:p>57.081.659 </text:p>
          </table:table-cell>
          <table:table-cell office:value-type="float" office:value="10616651.5">
            <text:p>10.616.652 </text:p>
          </table:table-cell>
          <table:table-cell office:value-type="float" office:value="103654725.58">
            <text:p>103.654.726 </text:p>
          </table:table-cell>
          <table:table-cell office:value-type="float" office:value="572127128.61">
            <text:p>572.127.129 </text:p>
          </table:table-cell>
          <table:table-cell office:value-type="float" office:value="17568568.46">
            <text:p>17.568.568 </text:p>
          </table:table-cell>
          <table:table-cell office:value-type="float" office:value="9047727.74">
            <text:p>9.047.728 </text:p>
          </table:table-cell>
          <table:table-cell office:value-type="float" office:value="2995921.44">
            <text:p>2.995.921 </text:p>
          </table:table-cell>
          <table:table-cell office:value-type="float" office:value="125094753.21">
            <text:p>125.094.753 </text:p>
          </table:table-cell>
          <table:table-cell office:value-type="float" office:value="53294002.65">
            <text:p>53.294.003 </text:p>
          </table:table-cell>
          <table:table-cell office:value-type="float" office:value="13935020.09">
            <text:p>13.935.020 </text:p>
          </table:table-cell>
          <table:table-cell office:value-type="float" office:value="1159323019.78">
            <text:p>1.159.323.020 </text:p>
          </table:table-cell>
          <table:table-cell office:value-type="float" office:value="4329092.41">
            <text:p>4.329.092 </text:p>
          </table:table-cell>
          <table:table-cell office:value-type="float" office:value="2635703553.56">
            <text:p>2.635.703.554 </text:p>
          </table:table-cell>
          <table:table-cell/>
        </table:table-row>
        <table:table-row table:style-name="ro1">
          <table:table-cell office:value-type="string">
            <text:p><text:s text:c="2"/>IRPJ</text:p>
          </table:table-cell>
          <table:table-cell office:value-type="float" office:value="4408398.58">
            <text:p>4.408.399 </text:p>
          </table:table-cell>
          <table:table-cell office:value-type="float" office:value="22838009.45">
            <text:p>22.838.009 </text:p>
          </table:table-cell>
          <table:table-cell office:value-type="float" office:value="72374935.16">
            <text:p>72.374.935 </text:p>
          </table:table-cell>
          <table:table-cell office:value-type="float" office:value="3208087.37">
            <text:p>3.208.087 </text:p>
          </table:table-cell>
          <table:table-cell office:value-type="float" office:value="91579160.96">
            <text:p>91.579.161 </text:p>
          </table:table-cell>
          <table:table-cell office:value-type="float" office:value="56443438.6">
            <text:p>56.443.439 </text:p>
          </table:table-cell>
          <table:table-cell office:value-type="float" office:value="614603071.81">
            <text:p>614.603.072 </text:p>
          </table:table-cell>
          <table:table-cell office:value-type="float" office:value="111490876.77">
            <text:p>111.490.877 </text:p>
          </table:table-cell>
          <table:table-cell office:value-type="float" office:value="61211098.67">
            <text:p>61.211.099 </text:p>
          </table:table-cell>
          <table:table-cell office:value-type="float" office:value="16173693.47">
            <text:p>16.173.693 </text:p>
          </table:table-cell>
          <table:table-cell office:value-type="float" office:value="359435578.49">
            <text:p>359.435.578 </text:p>
          </table:table-cell>
          <table:table-cell office:value-type="float" office:value="24731277.92">
            <text:p>24.731.278 </text:p>
          </table:table-cell>
          <table:table-cell office:value-type="float" office:value="27757731.54">
            <text:p>27.757.732 </text:p>
          </table:table-cell>
          <table:table-cell office:value-type="float" office:value="33033763.16">
            <text:p>33.033.763 </text:p>
          </table:table-cell>
          <table:table-cell office:value-type="float" office:value="14308121.68">
            <text:p>14.308.122 </text:p>
          </table:table-cell>
          <table:table-cell office:value-type="float" office:value="78867349.7">
            <text:p>78.867.350 </text:p>
          </table:table-cell>
          <table:table-cell office:value-type="float" office:value="11316619.05">
            <text:p>11.316.619 </text:p>
          </table:table-cell>
          <table:table-cell office:value-type="float" office:value="342530027.18">
            <text:p>342.530.027 </text:p>
          </table:table-cell>
          <table:table-cell office:value-type="float" office:value="1072878209.36">
            <text:p>1.072.878.209 </text:p>
          </table:table-cell>
          <table:table-cell office:value-type="float" office:value="17013818.08">
            <text:p>17.013.818 </text:p>
          </table:table-cell>
          <table:table-cell office:value-type="float" office:value="17939409.83">
            <text:p>17.939.410 </text:p>
          </table:table-cell>
          <table:table-cell office:value-type="float" office:value="2344102.16">
            <text:p>2.344.102 </text:p>
          </table:table-cell>
          <table:table-cell office:value-type="float" office:value="219947912.79">
            <text:p>219.947.913 </text:p>
          </table:table-cell>
          <table:table-cell office:value-type="float" office:value="148753745.27">
            <text:p>148.753.745 </text:p>
          </table:table-cell>
          <table:table-cell office:value-type="float" office:value="11847808.84">
            <text:p>11.847.809 </text:p>
          </table:table-cell>
          <table:table-cell office:value-type="float" office:value="2739635290.05">
            <text:p>2.739.635.290 </text:p>
          </table:table-cell>
          <table:table-cell office:value-type="float" office:value="6156064.29">
            <text:p>6.156.064 </text:p>
          </table:table-cell>
          <table:table-cell office:value-type="float" office:value="6182827600.23">
            <text:p>6.182.827.600 </text:p>
          </table:table-cell>
          <table:table-cell/>
        </table:table-row>
        <table:table-row table:style-name="ro1">
          <table:table-cell office:value-type="string">
            <text:p><text:s text:c="4"/>ENTIDADES FINANCEIRAS</text:p>
          </table:table-cell>
          <table:table-cell office:value-type="float" office:value="0">
            <text:p><text:s/>- </text:p>
          </table:table-cell>
          <table:table-cell office:value-type="float" office:value="4980.04">
            <text:p>4.980 </text:p>
          </table:table-cell>
          <table:table-cell office:value-type="float" office:value="142647.38">
            <text:p>142.647 </text:p>
          </table:table-cell>
          <table:table-cell office:value-type="float" office:value="0">
            <text:p><text:s/>- </text:p>
          </table:table-cell>
          <table:table-cell office:value-type="float" office:value="10455547.26">
            <text:p>10.455.547 </text:p>
          </table:table-cell>
          <table:table-cell office:value-type="float" office:value="11996006.43">
            <text:p>11.996.006 </text:p>
          </table:table-cell>
          <table:table-cell office:value-type="float" office:value="326522160.51">
            <text:p>326.522.161 </text:p>
          </table:table-cell>
          <table:table-cell office:value-type="float" office:value="1646164.18">
            <text:p>1.646.164 </text:p>
          </table:table-cell>
          <table:table-cell office:value-type="float" office:value="48975.2">
            <text:p>48.975 </text:p>
          </table:table-cell>
          <table:table-cell office:value-type="float" office:value="1134.98">
            <text:p>1.135 </text:p>
          </table:table-cell>
          <table:table-cell office:value-type="float" office:value="10206966.87">
            <text:p>10.206.967 </text:p>
          </table:table-cell>
          <table:table-cell office:value-type="float" office:value="2882.56">
            <text:p>2.883 </text:p>
          </table:table-cell>
          <table:table-cell office:value-type="float" office:value="21006.49">
            <text:p>21.006 </text:p>
          </table:table-cell>
          <table:table-cell office:value-type="float" office:value="7017047.73">
            <text:p>7.017.048 </text:p>
          </table:table-cell>
          <table:table-cell office:value-type="float" office:value="2320.26">
            <text:p>2.320 </text:p>
          </table:table-cell>
          <table:table-cell office:value-type="float" office:value="1089367.01">
            <text:p>1.089.367 </text:p>
          </table:table-cell>
          <table:table-cell office:value-type="float" office:value="0">
            <text:p><text:s/>- </text:p>
          </table:table-cell>
          <table:table-cell office:value-type="float" office:value="30452170.99">
            <text:p>30.452.171 </text:p>
          </table:table-cell>
          <table:table-cell office:value-type="float" office:value="111771007.05">
            <text:p>111.771.007 </text:p>
          </table:table-cell>
          <table:table-cell office:value-type="float" office:value="238294.12">
            <text:p>238.294 </text:p>
          </table:table-cell>
          <table:table-cell office:value-type="float" office:value="916.08">
            <text:p>916 </text:p>
          </table:table-cell>
          <table:table-cell office:value-type="float" office:value="0">
            <text:p><text:s/>- </text:p>
          </table:table-cell>
          <table:table-cell office:value-type="float" office:value="19205201.96">
            <text:p>19.205.202 </text:p>
          </table:table-cell>
          <table:table-cell office:value-type="float" office:value="548099.64">
            <text:p>548.100 </text:p>
          </table:table-cell>
          <table:table-cell office:value-type="float" office:value="3201414.09">
            <text:p>3.201.414 </text:p>
          </table:table-cell>
          <table:table-cell office:value-type="float" office:value="695250944.48">
            <text:p>695.250.944 </text:p>
          </table:table-cell>
          <table:table-cell office:value-type="float" office:value="910.42">
            <text:p>910 </text:p>
          </table:table-cell>
          <table:table-cell office:value-type="float" office:value="1229826165.73">
            <text:p>1.229.826.166 </text:p>
          </table:table-cell>
          <table:table-cell/>
        </table:table-row>
        <table:table-row table:style-name="ro1">
          <table:table-cell office:value-type="string">
            <text:p><text:s text:c="4"/>DEMAIS EMPRESAS</text:p>
          </table:table-cell>
          <table:table-cell office:value-type="float" office:value="4408398.58">
            <text:p>4.408.399 </text:p>
          </table:table-cell>
          <table:table-cell office:value-type="float" office:value="22833029.41">
            <text:p>22.833.029 </text:p>
          </table:table-cell>
          <table:table-cell office:value-type="float" office:value="72232287.78">
            <text:p>72.232.288 </text:p>
          </table:table-cell>
          <table:table-cell office:value-type="float" office:value="3208087.37">
            <text:p>3.208.087 </text:p>
          </table:table-cell>
          <table:table-cell office:value-type="float" office:value="81123613.7">
            <text:p>81.123.614 </text:p>
          </table:table-cell>
          <table:table-cell office:value-type="float" office:value="44447432.17">
            <text:p>44.447.432 </text:p>
          </table:table-cell>
          <table:table-cell office:value-type="float" office:value="288080911.3">
            <text:p>288.080.911 </text:p>
          </table:table-cell>
          <table:table-cell office:value-type="float" office:value="109844712.59">
            <text:p>109.844.713 </text:p>
          </table:table-cell>
          <table:table-cell office:value-type="float" office:value="61162123.47">
            <text:p>61.162.123 </text:p>
          </table:table-cell>
          <table:table-cell office:value-type="float" office:value="16172558.49">
            <text:p>16.172.558 </text:p>
          </table:table-cell>
          <table:table-cell office:value-type="float" office:value="349228611.62">
            <text:p>349.228.612 </text:p>
          </table:table-cell>
          <table:table-cell office:value-type="float" office:value="24728395.36">
            <text:p>24.728.395 </text:p>
          </table:table-cell>
          <table:table-cell office:value-type="float" office:value="27736725.05">
            <text:p>27.736.725 </text:p>
          </table:table-cell>
          <table:table-cell office:value-type="float" office:value="26016715.43">
            <text:p>26.016.715 </text:p>
          </table:table-cell>
          <table:table-cell office:value-type="float" office:value="14305801.42">
            <text:p>14.305.801 </text:p>
          </table:table-cell>
          <table:table-cell office:value-type="float" office:value="77777982.69">
            <text:p>77.777.983 </text:p>
          </table:table-cell>
          <table:table-cell office:value-type="float" office:value="11316619.05">
            <text:p>11.316.619 </text:p>
          </table:table-cell>
          <table:table-cell office:value-type="float" office:value="312077856.19">
            <text:p>312.077.856 </text:p>
          </table:table-cell>
          <table:table-cell office:value-type="float" office:value="961107202.31">
            <text:p>961.107.202 </text:p>
          </table:table-cell>
          <table:table-cell office:value-type="float" office:value="16775523.96">
            <text:p>16.775.524 </text:p>
          </table:table-cell>
          <table:table-cell office:value-type="float" office:value="17938493.75">
            <text:p>17.938.494 </text:p>
          </table:table-cell>
          <table:table-cell office:value-type="float" office:value="2344102.16">
            <text:p>2.344.102 </text:p>
          </table:table-cell>
          <table:table-cell office:value-type="float" office:value="200742710.83">
            <text:p>200.742.711 </text:p>
          </table:table-cell>
          <table:table-cell office:value-type="float" office:value="148205645.63">
            <text:p>148.205.646 </text:p>
          </table:table-cell>
          <table:table-cell office:value-type="float" office:value="8646394.75">
            <text:p>8.646.395 </text:p>
          </table:table-cell>
          <table:table-cell office:value-type="float" office:value="2044384345.57">
            <text:p>2.044.384.346 </text:p>
          </table:table-cell>
          <table:table-cell office:value-type="float" office:value="6155153.87">
            <text:p>6.155.154 </text:p>
          </table:table-cell>
          <table:table-cell office:value-type="float" office:value="4953001434.5">
            <text:p>4.953.001.435 </text:p>
          </table:table-cell>
          <table:table-cell/>
        </table:table-row>
        <table:table-row table:style-name="ro1">
          <table:table-cell office:value-type="string">
            <text:p><text:s text:c="2"/>IMPOSTO S/ RENDA RETIDO NA FONTE</text:p>
          </table:table-cell>
          <table:table-cell office:value-type="float" office:value="3902673.92">
            <text:p>3.902.674 </text:p>
          </table:table-cell>
          <table:table-cell office:value-type="float" office:value="16980809.44">
            <text:p>16.980.809 </text:p>
          </table:table-cell>
          <table:table-cell office:value-type="float" office:value="62964427.15">
            <text:p>62.964.427 </text:p>
          </table:table-cell>
          <table:table-cell office:value-type="float" office:value="7711052.89">
            <text:p>7.711.053 </text:p>
          </table:table-cell>
          <table:table-cell office:value-type="float" office:value="133563839.65">
            <text:p>133.563.840 </text:p>
          </table:table-cell>
          <table:table-cell office:value-type="float" office:value="67335417.67">
            <text:p>67.335.418 </text:p>
          </table:table-cell>
          <table:table-cell office:value-type="float" office:value="1766257614.95">
            <text:p>1.766.257.615 </text:p>
          </table:table-cell>
          <table:table-cell office:value-type="float" office:value="54288272.2">
            <text:p>54.288.272 </text:p>
          </table:table-cell>
          <table:table-cell office:value-type="float" office:value="48013003.83">
            <text:p>48.013.004 </text:p>
          </table:table-cell>
          <table:table-cell office:value-type="float" office:value="15393004.31">
            <text:p>15.393.004 </text:p>
          </table:table-cell>
          <table:table-cell office:value-type="float" office:value="349430953.64">
            <text:p>349.430.954 </text:p>
          </table:table-cell>
          <table:table-cell office:value-type="float" office:value="19360813.78">
            <text:p>19.360.814 </text:p>
          </table:table-cell>
          <table:table-cell office:value-type="float" office:value="24330329.72">
            <text:p>24.330.330 </text:p>
          </table:table-cell>
          <table:table-cell office:value-type="float" office:value="35127043.54">
            <text:p>35.127.044 </text:p>
          </table:table-cell>
          <table:table-cell office:value-type="float" office:value="23044233.2">
            <text:p>23.044.233 </text:p>
          </table:table-cell>
          <table:table-cell office:value-type="float" office:value="80176006.02">
            <text:p>80.176.006 </text:p>
          </table:table-cell>
          <table:table-cell office:value-type="float" office:value="11030647.27">
            <text:p>11.030.647 </text:p>
          </table:table-cell>
          <table:table-cell office:value-type="float" office:value="312625072.77">
            <text:p>312.625.073 </text:p>
          </table:table-cell>
          <table:table-cell office:value-type="float" office:value="1638031061.39">
            <text:p>1.638.031.061 </text:p>
          </table:table-cell>
          <table:table-cell office:value-type="float" office:value="24213741.65">
            <text:p>24.213.742 </text:p>
          </table:table-cell>
          <table:table-cell office:value-type="float" office:value="15115585.32">
            <text:p>15.115.585 </text:p>
          </table:table-cell>
          <table:table-cell office:value-type="float" office:value="3117697.95">
            <text:p>3.117.698 </text:p>
          </table:table-cell>
          <table:table-cell office:value-type="float" office:value="265029399.01">
            <text:p>265.029.399 </text:p>
          </table:table-cell>
          <table:table-cell office:value-type="float" office:value="122996178.47">
            <text:p>122.996.178 </text:p>
          </table:table-cell>
          <table:table-cell office:value-type="float" office:value="17887297.5">
            <text:p>17.887.298 </text:p>
          </table:table-cell>
          <table:table-cell office:value-type="float" office:value="3509575571.57">
            <text:p>3.509.575.572 </text:p>
          </table:table-cell>
          <table:table-cell office:value-type="float" office:value="4656276.61">
            <text:p>4.656.277 </text:p>
          </table:table-cell>
          <table:table-cell office:value-type="float" office:value="8632158025.42">
            <text:p>8.632.158.025 </text:p>
          </table:table-cell>
          <table:table-cell/>
        </table:table-row>
        <table:table-row table:style-name="ro1">
          <table:table-cell office:value-type="string">
            <text:p><text:s text:c="4"/>IRRF - RENDIMENTOS DO TRABALHO</text:p>
          </table:table-cell>
          <table:table-cell office:value-type="float" office:value="3600212.74">
            <text:p>3.600.213 </text:p>
          </table:table-cell>
          <table:table-cell office:value-type="float" office:value="15133369.3">
            <text:p>15.133.369 </text:p>
          </table:table-cell>
          <table:table-cell office:value-type="float" office:value="46923979.78">
            <text:p>46.923.980 </text:p>
          </table:table-cell>
          <table:table-cell office:value-type="float" office:value="6574317.62">
            <text:p>6.574.318 </text:p>
          </table:table-cell>
          <table:table-cell office:value-type="float" office:value="116528958.39">
            <text:p>116.528.958 </text:p>
          </table:table-cell>
          <table:table-cell office:value-type="float" office:value="51227745.44">
            <text:p>51.227.745 </text:p>
          </table:table-cell>
          <table:table-cell office:value-type="float" office:value="1352004067.28">
            <text:p>1.352.004.067 </text:p>
          </table:table-cell>
          <table:table-cell office:value-type="float" office:value="41989689.33">
            <text:p>41.989.689 </text:p>
          </table:table-cell>
          <table:table-cell office:value-type="float" office:value="39655105.28">
            <text:p>39.655.105 </text:p>
          </table:table-cell>
          <table:table-cell office:value-type="float" office:value="12749120.37">
            <text:p>12.749.120 </text:p>
          </table:table-cell>
          <table:table-cell office:value-type="float" office:value="254212123.89">
            <text:p>254.212.124 </text:p>
          </table:table-cell>
          <table:table-cell office:value-type="float" office:value="15831418.13">
            <text:p>15.831.418 </text:p>
          </table:table-cell>
          <table:table-cell office:value-type="float" office:value="20193682.26">
            <text:p>20.193.682 </text:p>
          </table:table-cell>
          <table:table-cell office:value-type="float" office:value="32292333.84">
            <text:p>32.292.334 </text:p>
          </table:table-cell>
          <table:table-cell office:value-type="float" office:value="21449937.51">
            <text:p>21.449.938 </text:p>
          </table:table-cell>
          <table:table-cell office:value-type="float" office:value="66431902.08">
            <text:p>66.431.902 </text:p>
          </table:table-cell>
          <table:table-cell office:value-type="float" office:value="9642540.91">
            <text:p>9.642.541 </text:p>
          </table:table-cell>
          <table:table-cell office:value-type="float" office:value="153190752.56">
            <text:p>153.190.753 </text:p>
          </table:table-cell>
          <table:table-cell office:value-type="float" office:value="872402323.19">
            <text:p>872.402.323 </text:p>
          </table:table-cell>
          <table:table-cell office:value-type="float" office:value="21855187.23">
            <text:p>21.855.187 </text:p>
          </table:table-cell>
          <table:table-cell office:value-type="float" office:value="13900698.57">
            <text:p>13.900.699 </text:p>
          </table:table-cell>
          <table:table-cell office:value-type="float" office:value="2929917.46">
            <text:p>2.929.917 </text:p>
          </table:table-cell>
          <table:table-cell office:value-type="float" office:value="202247456.54">
            <text:p>202.247.457 </text:p>
          </table:table-cell>
          <table:table-cell office:value-type="float" office:value="96833396.93">
            <text:p>96.833.397 </text:p>
          </table:table-cell>
          <table:table-cell office:value-type="float" office:value="15607967.56">
            <text:p>15.607.968 </text:p>
          </table:table-cell>
          <table:table-cell office:value-type="float" office:value="1873054347.62">
            <text:p>1.873.054.348 </text:p>
          </table:table-cell>
          <table:table-cell office:value-type="float" office:value="3730627.75">
            <text:p>3.730.628 </text:p>
          </table:table-cell>
          <table:table-cell office:value-type="float" office:value="5362193179.56">
            <text:p>5.362.193.180 </text:p>
          </table:table-cell>
          <table:table-cell/>
        </table:table-row>
        <table:table-row table:style-name="ro1">
          <table:table-cell office:value-type="string">
            <text:p><text:s text:c="4"/>IRRF - RENDIMENTOS DO CAPITAL</text:p>
          </table:table-cell>
          <table:table-cell office:value-type="float" office:value="247326.68">
            <text:p>247.327 </text:p>
          </table:table-cell>
          <table:table-cell office:value-type="float" office:value="769745.82">
            <text:p>769.746 </text:p>
          </table:table-cell>
          <table:table-cell office:value-type="float" office:value="3266759.75">
            <text:p>3.266.760 </text:p>
          </table:table-cell>
          <table:table-cell office:value-type="float" office:value="38663.35">
            <text:p>38.663 </text:p>
          </table:table-cell>
          <table:table-cell office:value-type="float" office:value="3588854.81">
            <text:p>3.588.855 </text:p>
          </table:table-cell>
          <table:table-cell office:value-type="float" office:value="7523960.57">
            <text:p>7.523.961 </text:p>
          </table:table-cell>
          <table:table-cell office:value-type="float" office:value="217640749.48">
            <text:p>217.640.749 </text:p>
          </table:table-cell>
          <table:table-cell office:value-type="float" office:value="5346978.3">
            <text:p>5.346.978 </text:p>
          </table:table-cell>
          <table:table-cell office:value-type="float" office:value="3410015.63">
            <text:p>3.410.016 </text:p>
          </table:table-cell>
          <table:table-cell office:value-type="float" office:value="952883.03">
            <text:p>952.883 </text:p>
          </table:table-cell>
          <table:table-cell office:value-type="float" office:value="31556455.45">
            <text:p>31.556.455 </text:p>
          </table:table-cell>
          <table:table-cell office:value-type="float" office:value="1937811.67">
            <text:p>1.937.812 </text:p>
          </table:table-cell>
          <table:table-cell office:value-type="float" office:value="2127029.99">
            <text:p>2.127.030 </text:p>
          </table:table-cell>
          <table:table-cell office:value-type="float" office:value="2541547.15">
            <text:p>2.541.547 </text:p>
          </table:table-cell>
          <table:table-cell office:value-type="float" office:value="694382.3">
            <text:p>694.382 </text:p>
          </table:table-cell>
          <table:table-cell office:value-type="float" office:value="4099276.03">
            <text:p>4.099.276 </text:p>
          </table:table-cell>
          <table:table-cell office:value-type="float" office:value="702955.38">
            <text:p>702.955 </text:p>
          </table:table-cell>
          <table:table-cell office:value-type="float" office:value="121458014.32">
            <text:p>121.458.014 </text:p>
          </table:table-cell>
          <table:table-cell office:value-type="float" office:value="322450069.92">
            <text:p>322.450.070 </text:p>
          </table:table-cell>
          <table:table-cell office:value-type="float" office:value="620387.16">
            <text:p>620.387 </text:p>
          </table:table-cell>
          <table:table-cell office:value-type="float" office:value="611196.38">
            <text:p>611.196 </text:p>
          </table:table-cell>
          <table:table-cell office:value-type="float" office:value="67260.7">
            <text:p>67.261 </text:p>
          </table:table-cell>
          <table:table-cell office:value-type="float" office:value="31432653.77">
            <text:p>31.432.654 </text:p>
          </table:table-cell>
          <table:table-cell office:value-type="float" office:value="11599277.18">
            <text:p>11.599.277 </text:p>
          </table:table-cell>
          <table:table-cell office:value-type="float" office:value="847125">
            <text:p>847.125 </text:p>
          </table:table-cell>
          <table:table-cell office:value-type="float" office:value="956126894.1">
            <text:p>956.126.894 </text:p>
          </table:table-cell>
          <table:table-cell office:value-type="float" office:value="538396.01">
            <text:p>538.396 </text:p>
          </table:table-cell>
          <table:table-cell office:value-type="float" office:value="1732196669.93">
            <text:p>1.732.196.670 </text:p>
          </table:table-cell>
          <table:table-cell/>
        </table:table-row>
        <table:table-row table:style-name="ro1">
          <table:table-cell office:value-type="string">
            <text:p><text:s text:c="4"/>IRRF - REMESSAS P/ EXTERIOR</text:p>
          </table:table-cell>
          <table:table-cell office:value-type="float" office:value="5298.52">
            <text:p>5.299 </text:p>
          </table:table-cell>
          <table:table-cell office:value-type="float" office:value="15119.96">
            <text:p>15.120 </text:p>
          </table:table-cell>
          <table:table-cell office:value-type="float" office:value="8738899.18">
            <text:p>8.738.899 </text:p>
          </table:table-cell>
          <table:table-cell office:value-type="float" office:value="900590.46">
            <text:p>900.590 </text:p>
          </table:table-cell>
          <table:table-cell office:value-type="float" office:value="3962614.28">
            <text:p>3.962.614 </text:p>
          </table:table-cell>
          <table:table-cell office:value-type="float" office:value="2815689.49">
            <text:p>2.815.689 </text:p>
          </table:table-cell>
          <table:table-cell office:value-type="float" office:value="89438724.83">
            <text:p>89.438.725 </text:p>
          </table:table-cell>
          <table:table-cell office:value-type="float" office:value="1427411.77">
            <text:p>1.427.412 </text:p>
          </table:table-cell>
          <table:table-cell office:value-type="float" office:value="1484106.11">
            <text:p>1.484.106 </text:p>
          </table:table-cell>
          <table:table-cell office:value-type="float" office:value="371562.07">
            <text:p>371.562 </text:p>
          </table:table-cell>
          <table:table-cell office:value-type="float" office:value="37242122.93">
            <text:p>37.242.123 </text:p>
          </table:table-cell>
          <table:table-cell office:value-type="float" office:value="222776.43">
            <text:p>222.776 </text:p>
          </table:table-cell>
          <table:table-cell office:value-type="float" office:value="381327.76">
            <text:p>381.328 </text:p>
          </table:table-cell>
          <table:table-cell office:value-type="float" office:value="266510.69">
            <text:p>266.511 </text:p>
          </table:table-cell>
          <table:table-cell office:value-type="float" office:value="100144.73">
            <text:p>100.145 </text:p>
          </table:table-cell>
          <table:table-cell office:value-type="float" office:value="2251392.42">
            <text:p>2.251.392 </text:p>
          </table:table-cell>
          <table:table-cell office:value-type="float" office:value="26365.68">
            <text:p>26.366 </text:p>
          </table:table-cell>
          <table:table-cell office:value-type="float" office:value="16280985.89">
            <text:p>16.280.986 </text:p>
          </table:table-cell>
          <table:table-cell office:value-type="float" office:value="369053619.9">
            <text:p>369.053.620 </text:p>
          </table:table-cell>
          <table:table-cell office:value-type="float" office:value="392097.27">
            <text:p>392.097 </text:p>
          </table:table-cell>
          <table:table-cell office:value-type="float" office:value="13194.29">
            <text:p>13.194 </text:p>
          </table:table-cell>
          <table:table-cell office:value-type="float" office:value="5289.58">
            <text:p>5.290 </text:p>
          </table:table-cell>
          <table:table-cell office:value-type="float" office:value="11478542.82">
            <text:p>11.478.543 </text:p>
          </table:table-cell>
          <table:table-cell office:value-type="float" office:value="4663543.56">
            <text:p>4.663.544 </text:p>
          </table:table-cell>
          <table:table-cell office:value-type="float" office:value="48996.45">
            <text:p>48.996 </text:p>
          </table:table-cell>
          <table:table-cell office:value-type="float" office:value="436206190.83">
            <text:p>436.206.191 </text:p>
          </table:table-cell>
          <table:table-cell office:value-type="float" office:value="22868.83">
            <text:p>22.869 </text:p>
          </table:table-cell>
          <table:table-cell office:value-type="float" office:value="987815986.73">
            <text:p>987.815.987 </text:p>
          </table:table-cell>
          <table:table-cell/>
        </table:table-row>
        <table:table-row table:style-name="ro1">
          <table:table-cell office:value-type="string">
            <text:p><text:s text:c="4"/>IRRF - OUTROS RENDIMENTOS</text:p>
          </table:table-cell>
          <table:table-cell office:value-type="float" office:value="49835.98">
            <text:p>49.836 </text:p>
          </table:table-cell>
          <table:table-cell office:value-type="float" office:value="1062574.36">
            <text:p>1.062.574 </text:p>
          </table:table-cell>
          <table:table-cell office:value-type="float" office:value="4034788.44">
            <text:p>4.034.788 </text:p>
          </table:table-cell>
          <table:table-cell office:value-type="float" office:value="197481.46">
            <text:p>197.481 </text:p>
          </table:table-cell>
          <table:table-cell office:value-type="float" office:value="9483412.17">
            <text:p>9.483.412 </text:p>
          </table:table-cell>
          <table:table-cell office:value-type="float" office:value="5768022.17">
            <text:p>5.768.022 </text:p>
          </table:table-cell>
          <table:table-cell office:value-type="float" office:value="107174073.36">
            <text:p>107.174.073 </text:p>
          </table:table-cell>
          <table:table-cell office:value-type="float" office:value="5524192.8">
            <text:p>5.524.193 </text:p>
          </table:table-cell>
          <table:table-cell office:value-type="float" office:value="3463776.81">
            <text:p>3.463.777 </text:p>
          </table:table-cell>
          <table:table-cell office:value-type="float" office:value="1319438.84">
            <text:p>1.319.439 </text:p>
          </table:table-cell>
          <table:table-cell office:value-type="float" office:value="26420251.37">
            <text:p>26.420.251 </text:p>
          </table:table-cell>
          <table:table-cell office:value-type="float" office:value="1368807.55">
            <text:p>1.368.808 </text:p>
          </table:table-cell>
          <table:table-cell office:value-type="float" office:value="1628289.71">
            <text:p>1.628.290 </text:p>
          </table:table-cell>
          <table:table-cell office:value-type="float" office:value="26651.8599999999">
            <text:p>26.652 </text:p>
          </table:table-cell>
          <table:table-cell office:value-type="float" office:value="799768.66">
            <text:p>799.769 </text:p>
          </table:table-cell>
          <table:table-cell office:value-type="float" office:value="7393435.49">
            <text:p>7.393.435 </text:p>
          </table:table-cell>
          <table:table-cell office:value-type="float" office:value="658785.3">
            <text:p>658.785 </text:p>
          </table:table-cell>
          <table:table-cell office:value-type="float" office:value="21695320">
            <text:p>21.695.320 </text:p>
          </table:table-cell>
          <table:table-cell office:value-type="float" office:value="74125048.38">
            <text:p>74.125.048 </text:p>
          </table:table-cell>
          <table:table-cell office:value-type="float" office:value="1346069.99">
            <text:p>1.346.070 </text:p>
          </table:table-cell>
          <table:table-cell office:value-type="float" office:value="590496.08">
            <text:p>590.496 </text:p>
          </table:table-cell>
          <table:table-cell office:value-type="float" office:value="115230.21">
            <text:p>115.230 </text:p>
          </table:table-cell>
          <table:table-cell office:value-type="float" office:value="19870745.88">
            <text:p>19.870.746 </text:p>
          </table:table-cell>
          <table:table-cell office:value-type="float" office:value="9899960.8">
            <text:p>9.899.961 </text:p>
          </table:table-cell>
          <table:table-cell office:value-type="float" office:value="1383208.49">
            <text:p>1.383.208 </text:p>
          </table:table-cell>
          <table:table-cell office:value-type="float" office:value="244188139.02">
            <text:p>244.188.139 </text:p>
          </table:table-cell>
          <table:table-cell office:value-type="float" office:value="364384.02">
            <text:p>364.384 </text:p>
          </table:table-cell>
          <table:table-cell office:value-type="float" office:value="549952189.2">
            <text:p>549.952.189 </text:p>
          </table:table-cell>
          <table:table-cell/>
        </table:table-row>
        <table:table-row table:style-name="ro1">
          <table:table-cell office:value-type="string">
            <text:p>IMPOSTO S/ OPERAÇÕES FINANCEIRAS</text:p>
          </table:table-cell>
          <table:table-cell office:value-type="float" office:value="36272.2">
            <text:p>36.272 </text:p>
          </table:table-cell>
          <table:table-cell office:value-type="float" office:value="173772.75">
            <text:p>173.773 </text:p>
          </table:table-cell>
          <table:table-cell office:value-type="float" office:value="2076826.31">
            <text:p>2.076.826 </text:p>
          </table:table-cell>
          <table:table-cell office:value-type="float" office:value="47421.68">
            <text:p>47.422 </text:p>
          </table:table-cell>
          <table:table-cell office:value-type="float" office:value="2417296.76">
            <text:p>2.417.297 </text:p>
          </table:table-cell>
          <table:table-cell office:value-type="float" office:value="6433075.35">
            <text:p>6.433.075 </text:p>
          </table:table-cell>
          <table:table-cell office:value-type="float" office:value="405093904.26">
            <text:p>405.093.904 </text:p>
          </table:table-cell>
          <table:table-cell office:value-type="float" office:value="8161276.91">
            <text:p>8.161.277 </text:p>
          </table:table-cell>
          <table:table-cell office:value-type="float" office:value="2402203.27">
            <text:p>2.402.203 </text:p>
          </table:table-cell>
          <table:table-cell office:value-type="float" office:value="156335.72">
            <text:p>156.336 </text:p>
          </table:table-cell>
          <table:table-cell office:value-type="float" office:value="64146545.36">
            <text:p>64.146.545 </text:p>
          </table:table-cell>
          <table:table-cell office:value-type="float" office:value="768348.15">
            <text:p>768.348 </text:p>
          </table:table-cell>
          <table:table-cell office:value-type="float" office:value="2681387.56">
            <text:p>2.681.388 </text:p>
          </table:table-cell>
          <table:table-cell office:value-type="float" office:value="4965594.23">
            <text:p>4.965.594 </text:p>
          </table:table-cell>
          <table:table-cell office:value-type="float" office:value="306604.11">
            <text:p>306.604 </text:p>
          </table:table-cell>
          <table:table-cell office:value-type="float" office:value="8893099.43">
            <text:p>8.893.099 </text:p>
          </table:table-cell>
          <table:table-cell office:value-type="float" office:value="41441.12">
            <text:p>41.441 </text:p>
          </table:table-cell>
          <table:table-cell office:value-type="float" office:value="178373330.68">
            <text:p>178.373.331 </text:p>
          </table:table-cell>
          <table:table-cell office:value-type="float" office:value="59144469.16">
            <text:p>59.144.469 </text:p>
          </table:table-cell>
          <table:table-cell office:value-type="float" office:value="418444.72">
            <text:p>418.445 </text:p>
          </table:table-cell>
          <table:table-cell office:value-type="float" office:value="819251.84">
            <text:p>819.252 </text:p>
          </table:table-cell>
          <table:table-cell office:value-type="float" office:value="5155.94">
            <text:p>5.156 </text:p>
          </table:table-cell>
          <table:table-cell office:value-type="float" office:value="43637216.91">
            <text:p>43.637.217 </text:p>
          </table:table-cell>
          <table:table-cell office:value-type="float" office:value="5597439.4">
            <text:p>5.597.439 </text:p>
          </table:table-cell>
          <table:table-cell office:value-type="float" office:value="2055333.39">
            <text:p>2.055.333 </text:p>
          </table:table-cell>
          <table:table-cell office:value-type="float" office:value="1870633866.48">
            <text:p>1.870.633.866 </text:p>
          </table:table-cell>
          <table:table-cell office:value-type="float" office:value="219640.67">
            <text:p>219.641 </text:p>
          </table:table-cell>
          <table:table-cell office:value-type="float" office:value="2669705554.36">
            <text:p>2.669.705.554 </text:p>
          </table:table-cell>
          <table:table-cell/>
        </table:table-row>
        <table:table-row table:style-name="ro1">
          <table:table-cell office:value-type="string">
            <text:p>IMPOSTO TERRITORIAL RURAL</text:p>
          </table:table-cell>
          <table:table-cell office:value-type="float" office:value="17293.74">
            <text:p>17.294 </text:p>
          </table:table-cell>
          <table:table-cell office:value-type="float" office:value="55820.06">
            <text:p>55.820 </text:p>
          </table:table-cell>
          <table:table-cell office:value-type="float" office:value="48736.83">
            <text:p>48.737 </text:p>
          </table:table-cell>
          <table:table-cell office:value-type="float" office:value="25381.3">
            <text:p>25.381 </text:p>
          </table:table-cell>
          <table:table-cell office:value-type="float" office:value="526132.82">
            <text:p>526.133 </text:p>
          </table:table-cell>
          <table:table-cell office:value-type="float" office:value="81243.09">
            <text:p>81.243 </text:p>
          </table:table-cell>
          <table:table-cell office:value-type="float" office:value="39595.62">
            <text:p>39.596 </text:p>
          </table:table-cell>
          <table:table-cell office:value-type="float" office:value="50630">
            <text:p>50.630 </text:p>
          </table:table-cell>
          <table:table-cell office:value-type="float" office:value="513615.69">
            <text:p>513.616 </text:p>
          </table:table-cell>
          <table:table-cell office:value-type="float" office:value="184086.79">
            <text:p>184.087 </text:p>
          </table:table-cell>
          <table:table-cell office:value-type="float" office:value="1378928.18">
            <text:p>1.378.928 </text:p>
          </table:table-cell>
          <table:table-cell office:value-type="float" office:value="593763.24">
            <text:p>593.763 </text:p>
          </table:table-cell>
          <table:table-cell office:value-type="float" office:value="659972.83">
            <text:p>659.973 </text:p>
          </table:table-cell>
          <table:table-cell office:value-type="float" office:value="297287.14">
            <text:p>297.287 </text:p>
          </table:table-cell>
          <table:table-cell office:value-type="float" office:value="55863.51">
            <text:p>55.864 </text:p>
          </table:table-cell>
          <table:table-cell office:value-type="float" office:value="191675">
            <text:p>191.675 </text:p>
          </table:table-cell>
          <table:table-cell office:value-type="float" office:value="161795.92">
            <text:p>161.796 </text:p>
          </table:table-cell>
          <table:table-cell office:value-type="float" office:value="527852.15">
            <text:p>527.852 </text:p>
          </table:table-cell>
          <table:table-cell office:value-type="float" office:value="389562">
            <text:p>389.562 </text:p>
          </table:table-cell>
          <table:table-cell office:value-type="float" office:value="87345.81">
            <text:p>87.346 </text:p>
          </table:table-cell>
          <table:table-cell office:value-type="float" office:value="104255.06">
            <text:p>104.255 </text:p>
          </table:table-cell>
          <table:table-cell office:value-type="float" office:value="40774.32">
            <text:p>40.774 </text:p>
          </table:table-cell>
          <table:table-cell office:value-type="float" office:value="626581.13">
            <text:p>626.581 </text:p>
          </table:table-cell>
          <table:table-cell office:value-type="float" office:value="161694.23">
            <text:p>161.694 </text:p>
          </table:table-cell>
          <table:table-cell office:value-type="float" office:value="23827.66">
            <text:p>23.828 </text:p>
          </table:table-cell>
          <table:table-cell office:value-type="float" office:value="1175811.24">
            <text:p>1.175.811 </text:p>
          </table:table-cell>
          <table:table-cell office:value-type="float" office:value="130944.48">
            <text:p>130.944 </text:p>
          </table:table-cell>
          <table:table-cell office:value-type="float" office:value="8150469.84">
            <text:p>8.150.470 </text:p>
          </table:table-cell>
          <table:table-cell/>
        </table:table-row>
        <table:table-row table:style-name="ro1">
          <table:table-cell office:value-type="string">
            <text:p>CPMF</text:p>
          </table:table-cell>
          <table:table-cell office:value-type="float" office:value="262.4">
            <text:p>262 </text:p>
          </table:table-cell>
          <table:table-cell office:value-type="float" office:value="66.33">
            <text:p>66 </text:p>
          </table:table-cell>
          <table:table-cell office:value-type="float" office:value="23553.54">
            <text:p>23.554 </text:p>
          </table:table-cell>
          <table:table-cell office:value-type="float" office:value="2.16">
            <text:p>2 </text:p>
          </table:table-cell>
          <table:table-cell office:value-type="float" office:value="10846.79">
            <text:p>10.847 </text:p>
          </table:table-cell>
          <table:table-cell office:value-type="float" office:value="393.17">
            <text:p>393 </text:p>
          </table:table-cell>
          <table:table-cell office:value-type="float" office:value="7067.04">
            <text:p>7.067 </text:p>
          </table:table-cell>
          <table:table-cell office:value-type="float" office:value="16343.04">
            <text:p>16.343 </text:p>
          </table:table-cell>
          <table:table-cell office:value-type="float" office:value="1719.83">
            <text:p>1.720 </text:p>
          </table:table-cell>
          <table:table-cell office:value-type="float" office:value="12956.69">
            <text:p>12.957 </text:p>
          </table:table-cell>
          <table:table-cell office:value-type="float" office:value="2382399.4">
            <text:p>2.382.399 </text:p>
          </table:table-cell>
          <table:table-cell office:value-type="float" office:value="1277.44">
            <text:p>1.277 </text:p>
          </table:table-cell>
          <table:table-cell office:value-type="float" office:value="17209.99">
            <text:p>17.210 </text:p>
          </table:table-cell>
          <table:table-cell office:value-type="float" office:value="118199.98">
            <text:p>118.200 </text:p>
          </table:table-cell>
          <table:table-cell office:value-type="float" office:value="742.39">
            <text:p>742 </text:p>
          </table:table-cell>
          <table:table-cell office:value-type="float" office:value="7204.73">
            <text:p>7.205 </text:p>
          </table:table-cell>
          <table:table-cell office:value-type="float" office:value="947.57">
            <text:p>948 </text:p>
          </table:table-cell>
          <table:table-cell office:value-type="float" office:value="4023.34">
            <text:p>4.023 </text:p>
          </table:table-cell>
          <table:table-cell office:value-type="float" office:value="19089.64">
            <text:p>19.090 </text:p>
          </table:table-cell>
          <table:table-cell office:value-type="float" office:value="21.54">
            <text:p>22 </text:p>
          </table:table-cell>
          <table:table-cell office:value-type="float" office:value="41.29">
            <text:p>41 </text:p>
          </table:table-cell>
          <table:table-cell office:value-type="float" office:value="4.15">
            <text:p>4 </text:p>
          </table:table-cell>
          <table:table-cell office:value-type="float" office:value="2222.39">
            <text:p>2.222 </text:p>
          </table:table-cell>
          <table:table-cell office:value-type="float" office:value="19110.03">
            <text:p>19.110 </text:p>
          </table:table-cell>
          <table:table-cell office:value-type="float" office:value="5.49">
            <text:p>5 </text:p>
          </table:table-cell>
          <table:table-cell office:value-type="float" office:value="4374718.64">
            <text:p>4.374.719 </text:p>
          </table:table-cell>
          <table:table-cell office:value-type="float" office:value="240.92">
            <text:p>241 </text:p>
          </table:table-cell>
          <table:table-cell office:value-type="float" office:value="7020669.92">
            <text:p>7.020.670 </text:p>
          </table:table-cell>
          <table:table-cell/>
        </table:table-row>
        <table:table-row table:style-name="ro1">
          <table:table-cell office:value-type="string">
            <text:p>COFINS</text:p>
          </table:table-cell>
          <table:table-cell office:value-type="float" office:value="7582550.91">
            <text:p>7.582.551 </text:p>
          </table:table-cell>
          <table:table-cell office:value-type="float" office:value="27610063.4">
            <text:p>27.610.063 </text:p>
          </table:table-cell>
          <table:table-cell office:value-type="float" office:value="265119905.59">
            <text:p>265.119.906 </text:p>
          </table:table-cell>
          <table:table-cell office:value-type="float" office:value="3916581.09">
            <text:p>3.916.581 </text:p>
          </table:table-cell>
          <table:table-cell office:value-type="float" office:value="296965331.43">
            <text:p>296.965.331 </text:p>
          </table:table-cell>
          <table:table-cell office:value-type="float" office:value="174639500.78">
            <text:p>174.639.501 </text:p>
          </table:table-cell>
          <table:table-cell office:value-type="float" office:value="583545912.96">
            <text:p>583.545.913 </text:p>
          </table:table-cell>
          <table:table-cell office:value-type="float" office:value="329853930">
            <text:p>329.853.930 </text:p>
          </table:table-cell>
          <table:table-cell office:value-type="float" office:value="156654235.61">
            <text:p>156.654.236 </text:p>
          </table:table-cell>
          <table:table-cell office:value-type="float" office:value="106100592.74">
            <text:p>106.100.593 </text:p>
          </table:table-cell>
          <table:table-cell office:value-type="float" office:value="676680033.42">
            <text:p>676.680.033 </text:p>
          </table:table-cell>
          <table:table-cell office:value-type="float" office:value="45594990.9">
            <text:p>45.594.991 </text:p>
          </table:table-cell>
          <table:table-cell office:value-type="float" office:value="61022067.37">
            <text:p>61.022.067 </text:p>
          </table:table-cell>
          <table:table-cell office:value-type="float" office:value="73579464.93">
            <text:p>73.579.465 </text:p>
          </table:table-cell>
          <table:table-cell office:value-type="float" office:value="36727187.7">
            <text:p>36.727.188 </text:p>
          </table:table-cell>
          <table:table-cell office:value-type="float" office:value="240828103.24">
            <text:p>240.828.103 </text:p>
          </table:table-cell>
          <table:table-cell office:value-type="float" office:value="25688226.29">
            <text:p>25.688.226 </text:p>
          </table:table-cell>
          <table:table-cell office:value-type="float" office:value="713046331.82">
            <text:p>713.046.332 </text:p>
          </table:table-cell>
          <table:table-cell office:value-type="float" office:value="2330763827.28">
            <text:p>2.330.763.827 </text:p>
          </table:table-cell>
          <table:table-cell office:value-type="float" office:value="44742148.17">
            <text:p>44.742.148 </text:p>
          </table:table-cell>
          <table:table-cell office:value-type="float" office:value="17368907.06">
            <text:p>17.368.907 </text:p>
          </table:table-cell>
          <table:table-cell office:value-type="float" office:value="4497694.94">
            <text:p>4.497.695 </text:p>
          </table:table-cell>
          <table:table-cell office:value-type="float" office:value="656967275.21">
            <text:p>656.967.275 </text:p>
          </table:table-cell>
          <table:table-cell office:value-type="float" office:value="584710414.53">
            <text:p>584.710.415 </text:p>
          </table:table-cell>
          <table:table-cell office:value-type="float" office:value="32870072.76">
            <text:p>32.870.073 </text:p>
          </table:table-cell>
          <table:table-cell office:value-type="float" office:value="5133596439.52">
            <text:p>5.133.596.440 </text:p>
          </table:table-cell>
          <table:table-cell office:value-type="float" office:value="13132655.99">
            <text:p>13.132.656 </text:p>
          </table:table-cell>
          <table:table-cell office:value-type="float" office:value="12643804445.64">
            <text:p>12.643.804.446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float" office:value="1256.19">
            <text:p>1.256 </text:p>
          </table:table-cell>
          <table:table-cell office:value-type="float" office:value="66783.17">
            <text:p>66.783 </text:p>
          </table:table-cell>
          <table:table-cell office:value-type="float" office:value="75283.59">
            <text:p>75.284 </text:p>
          </table:table-cell>
          <table:table-cell office:value-type="float" office:value="5434.82">
            <text:p>5.435 </text:p>
          </table:table-cell>
          <table:table-cell office:value-type="float" office:value="6189104.44">
            <text:p>6.189.104 </text:p>
          </table:table-cell>
          <table:table-cell office:value-type="float" office:value="12400281.32">
            <text:p>12.400.281 </text:p>
          </table:table-cell>
          <table:table-cell office:value-type="float" office:value="272113558.5">
            <text:p>272.113.559 </text:p>
          </table:table-cell>
          <table:table-cell office:value-type="float" office:value="3555999.76">
            <text:p>3.556.000 </text:p>
          </table:table-cell>
          <table:table-cell office:value-type="float" office:value="465425.96">
            <text:p>465.426 </text:p>
          </table:table-cell>
          <table:table-cell office:value-type="float" office:value="34115.8">
            <text:p>34.116 </text:p>
          </table:table-cell>
          <table:table-cell office:value-type="float" office:value="4049565.97">
            <text:p>4.049.566 </text:p>
          </table:table-cell>
          <table:table-cell office:value-type="float" office:value="52000.54">
            <text:p>52.001 </text:p>
          </table:table-cell>
          <table:table-cell office:value-type="float" office:value="126009.5">
            <text:p>126.010 </text:p>
          </table:table-cell>
          <table:table-cell office:value-type="float" office:value="5317129.73">
            <text:p>5.317.130 </text:p>
          </table:table-cell>
          <table:table-cell office:value-type="float" office:value="26876.57">
            <text:p>26.877 </text:p>
          </table:table-cell>
          <table:table-cell office:value-type="float" office:value="8086699.77">
            <text:p>8.086.700 </text:p>
          </table:table-cell>
          <table:table-cell office:value-type="float" office:value="22832.98">
            <text:p>22.833 </text:p>
          </table:table-cell>
          <table:table-cell office:value-type="float" office:value="39082627.62">
            <text:p>39.082.628 </text:p>
          </table:table-cell>
          <table:table-cell office:value-type="float" office:value="70795633.19">
            <text:p>70.795.633 </text:p>
          </table:table-cell>
          <table:table-cell office:value-type="float" office:value="130612.65">
            <text:p>130.613 </text:p>
          </table:table-cell>
          <table:table-cell office:value-type="float" office:value="13519.31">
            <text:p>13.519 </text:p>
          </table:table-cell>
          <table:table-cell office:value-type="float" office:value="73.66">
            <text:p>74 </text:p>
          </table:table-cell>
          <table:table-cell office:value-type="float" office:value="20610179.54">
            <text:p>20.610.180 </text:p>
          </table:table-cell>
          <table:table-cell office:value-type="float" office:value="1091952.41">
            <text:p>1.091.952 </text:p>
          </table:table-cell>
          <table:table-cell office:value-type="float" office:value="1305218.24">
            <text:p>1.305.218 </text:p>
          </table:table-cell>
          <table:table-cell office:value-type="float" office:value="342403709.41">
            <text:p>342.403.709 </text:p>
          </table:table-cell>
          <table:table-cell office:value-type="float" office:value="11207.6">
            <text:p>11.208 </text:p>
          </table:table-cell>
          <table:table-cell office:value-type="float" office:value="788033092.24">
            <text:p>788.033.092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7581294.72">
            <text:p>7.581.295 </text:p>
          </table:table-cell>
          <table:table-cell office:value-type="float" office:value="27543280.23">
            <text:p>27.543.280 </text:p>
          </table:table-cell>
          <table:table-cell office:value-type="float" office:value="265044622">
            <text:p>265.044.622 </text:p>
          </table:table-cell>
          <table:table-cell office:value-type="float" office:value="3911146.27">
            <text:p>3.911.146 </text:p>
          </table:table-cell>
          <table:table-cell office:value-type="float" office:value="290776226.99">
            <text:p>290.776.227 </text:p>
          </table:table-cell>
          <table:table-cell office:value-type="float" office:value="162239219.46">
            <text:p>162.239.219 </text:p>
          </table:table-cell>
          <table:table-cell office:value-type="float" office:value="311432354.46">
            <text:p>311.432.354 </text:p>
          </table:table-cell>
          <table:table-cell office:value-type="float" office:value="326297930.24">
            <text:p>326.297.930 </text:p>
          </table:table-cell>
          <table:table-cell office:value-type="float" office:value="156188809.65">
            <text:p>156.188.810 </text:p>
          </table:table-cell>
          <table:table-cell office:value-type="float" office:value="106066476.94">
            <text:p>106.066.477 </text:p>
          </table:table-cell>
          <table:table-cell office:value-type="float" office:value="672630467.45">
            <text:p>672.630.467 </text:p>
          </table:table-cell>
          <table:table-cell office:value-type="float" office:value="45542990.36">
            <text:p>45.542.990 </text:p>
          </table:table-cell>
          <table:table-cell office:value-type="float" office:value="60896057.87">
            <text:p>60.896.058 </text:p>
          </table:table-cell>
          <table:table-cell office:value-type="float" office:value="68262335.2">
            <text:p>68.262.335 </text:p>
          </table:table-cell>
          <table:table-cell office:value-type="float" office:value="36700311.13">
            <text:p>36.700.311 </text:p>
          </table:table-cell>
          <table:table-cell office:value-type="float" office:value="232741403.47">
            <text:p>232.741.403 </text:p>
          </table:table-cell>
          <table:table-cell office:value-type="float" office:value="25665393.31">
            <text:p>25.665.393 </text:p>
          </table:table-cell>
          <table:table-cell office:value-type="float" office:value="673963704.2">
            <text:p>673.963.704 </text:p>
          </table:table-cell>
          <table:table-cell office:value-type="float" office:value="2259968194.09">
            <text:p>2.259.968.194 </text:p>
          </table:table-cell>
          <table:table-cell office:value-type="float" office:value="44611535.52">
            <text:p>44.611.536 </text:p>
          </table:table-cell>
          <table:table-cell office:value-type="float" office:value="17355387.75">
            <text:p>17.355.388 </text:p>
          </table:table-cell>
          <table:table-cell office:value-type="float" office:value="4497621.28">
            <text:p>4.497.621 </text:p>
          </table:table-cell>
          <table:table-cell office:value-type="float" office:value="636357095.67">
            <text:p>636.357.096 </text:p>
          </table:table-cell>
          <table:table-cell office:value-type="float" office:value="583618462.12">
            <text:p>583.618.462 </text:p>
          </table:table-cell>
          <table:table-cell office:value-type="float" office:value="31564854.52">
            <text:p>31.564.855 </text:p>
          </table:table-cell>
          <table:table-cell office:value-type="float" office:value="4791192730.11">
            <text:p>4.791.192.730 </text:p>
          </table:table-cell>
          <table:table-cell office:value-type="float" office:value="13121448.39">
            <text:p>13.121.448 </text:p>
          </table:table-cell>
          <table:table-cell office:value-type="float" office:value="11855771353.4">
            <text:p>11.855.771.353 </text:p>
          </table:table-cell>
          <table:table-cell/>
        </table:table-row>
        <table:table-row table:style-name="ro1">
          <table:table-cell office:value-type="string">
            <text:p>CONTRIBUIÇÃO PARA O PIS/PASEP</text:p>
          </table:table-cell>
          <table:table-cell office:value-type="float" office:value="2287786.7">
            <text:p>2.287.787 </text:p>
          </table:table-cell>
          <table:table-cell office:value-type="float" office:value="18456506.45">
            <text:p>18.456.506 </text:p>
          </table:table-cell>
          <table:table-cell office:value-type="float" office:value="65156124.83">
            <text:p>65.156.125 </text:p>
          </table:table-cell>
          <table:table-cell office:value-type="float" office:value="1938468.43">
            <text:p>1.938.468 </text:p>
          </table:table-cell>
          <table:table-cell office:value-type="float" office:value="98309197.86">
            <text:p>98.309.198 </text:p>
          </table:table-cell>
          <table:table-cell office:value-type="float" office:value="48488787.19">
            <text:p>48.488.787 </text:p>
          </table:table-cell>
          <table:table-cell office:value-type="float" office:value="243024129.81">
            <text:p>243.024.130 </text:p>
          </table:table-cell>
          <table:table-cell office:value-type="float" office:value="76979261.06">
            <text:p>76.979.261 </text:p>
          </table:table-cell>
          <table:table-cell office:value-type="float" office:value="47579519.95">
            <text:p>47.579.520 </text:p>
          </table:table-cell>
          <table:table-cell office:value-type="float" office:value="30181169.77">
            <text:p>30.181.170 </text:p>
          </table:table-cell>
          <table:table-cell office:value-type="float" office:value="201743525.02">
            <text:p>201.743.525 </text:p>
          </table:table-cell>
          <table:table-cell office:value-type="float" office:value="15737434.03">
            <text:p>15.737.434 </text:p>
          </table:table-cell>
          <table:table-cell office:value-type="float" office:value="22805080.63">
            <text:p>22.805.081 </text:p>
          </table:table-cell>
          <table:table-cell office:value-type="float" office:value="26914048.21">
            <text:p>26.914.048 </text:p>
          </table:table-cell>
          <table:table-cell office:value-type="float" office:value="11631104.42">
            <text:p>11.631.104 </text:p>
          </table:table-cell>
          <table:table-cell office:value-type="float" office:value="64457334.4">
            <text:p>64.457.334 </text:p>
          </table:table-cell>
          <table:table-cell office:value-type="float" office:value="9655331.02">
            <text:p>9.655.331 </text:p>
          </table:table-cell>
          <table:table-cell office:value-type="float" office:value="181364576.05">
            <text:p>181.364.576 </text:p>
          </table:table-cell>
          <table:table-cell office:value-type="float" office:value="564147393.52">
            <text:p>564.147.394 </text:p>
          </table:table-cell>
          <table:table-cell office:value-type="float" office:value="17594954.01">
            <text:p>17.594.954 </text:p>
          </table:table-cell>
          <table:table-cell office:value-type="float" office:value="7899591.9">
            <text:p>7.899.592 </text:p>
          </table:table-cell>
          <table:table-cell office:value-type="float" office:value="2706449.44">
            <text:p>2.706.449 </text:p>
          </table:table-cell>
          <table:table-cell office:value-type="float" office:value="173885514.34">
            <text:p>173.885.514 </text:p>
          </table:table-cell>
          <table:table-cell office:value-type="float" office:value="147395880.41">
            <text:p>147.395.880 </text:p>
          </table:table-cell>
          <table:table-cell office:value-type="float" office:value="9356883">
            <text:p>9.356.883 </text:p>
          </table:table-cell>
          <table:table-cell office:value-type="float" office:value="1331144194.38">
            <text:p>1.331.144.194 </text:p>
          </table:table-cell>
          <table:table-cell office:value-type="float" office:value="4558070.73">
            <text:p>4.558.071 </text:p>
          </table:table-cell>
          <table:table-cell office:value-type="float" office:value="3425398317.56">
            <text:p>3.425.398.318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float" office:value="197.24">
            <text:p>197 </text:p>
          </table:table-cell>
          <table:table-cell office:value-type="float" office:value="10967.17">
            <text:p>10.967 </text:p>
          </table:table-cell>
          <table:table-cell office:value-type="float" office:value="13165.74">
            <text:p>13.166 </text:p>
          </table:table-cell>
          <table:table-cell office:value-type="float" office:value="1050.17">
            <text:p>1.050 </text:p>
          </table:table-cell>
          <table:table-cell office:value-type="float" office:value="1005824.36">
            <text:p>1.005.824 </text:p>
          </table:table-cell>
          <table:table-cell office:value-type="float" office:value="2014501.37">
            <text:p>2.014.501 </text:p>
          </table:table-cell>
          <table:table-cell office:value-type="float" office:value="44195167.44">
            <text:p>44.195.167 </text:p>
          </table:table-cell>
          <table:table-cell office:value-type="float" office:value="228333.98">
            <text:p>228.334 </text:p>
          </table:table-cell>
          <table:table-cell office:value-type="float" office:value="74800.97">
            <text:p>74.801 </text:p>
          </table:table-cell>
          <table:table-cell office:value-type="float" office:value="5531.73">
            <text:p>5.532 </text:p>
          </table:table-cell>
          <table:table-cell office:value-type="float" office:value="1550104.27">
            <text:p>1.550.104 </text:p>
          </table:table-cell>
          <table:table-cell office:value-type="float" office:value="8848.89">
            <text:p>8.849 </text:p>
          </table:table-cell>
          <table:table-cell office:value-type="float" office:value="19143.64">
            <text:p>19.144 </text:p>
          </table:table-cell>
          <table:table-cell office:value-type="float" office:value="867869.9">
            <text:p>867.870 </text:p>
          </table:table-cell>
          <table:table-cell office:value-type="float" office:value="4793.61">
            <text:p>4.794 </text:p>
          </table:table-cell>
          <table:table-cell office:value-type="float" office:value="1295621.12">
            <text:p>1.295.621 </text:p>
          </table:table-cell>
          <table:table-cell office:value-type="float" office:value="4128.95">
            <text:p>4.129 </text:p>
          </table:table-cell>
          <table:table-cell office:value-type="float" office:value="6348963.32">
            <text:p>6.348.963 </text:p>
          </table:table-cell>
          <table:table-cell office:value-type="float" office:value="12178127.81">
            <text:p>12.178.128 </text:p>
          </table:table-cell>
          <table:table-cell office:value-type="float" office:value="21262.19">
            <text:p>21.262 </text:p>
          </table:table-cell>
          <table:table-cell office:value-type="float" office:value="2171.22">
            <text:p>2.171 </text:p>
          </table:table-cell>
          <table:table-cell office:value-type="float" office:value="11.97">
            <text:p>12 </text:p>
          </table:table-cell>
          <table:table-cell office:value-type="float" office:value="3358822.3">
            <text:p>3.358.822 </text:p>
          </table:table-cell>
          <table:table-cell office:value-type="float" office:value="179180.34">
            <text:p>179.180 </text:p>
          </table:table-cell>
          <table:table-cell office:value-type="float" office:value="52738.7">
            <text:p>52.739 </text:p>
          </table:table-cell>
          <table:table-cell office:value-type="float" office:value="93326304.73">
            <text:p>93.326.305 </text:p>
          </table:table-cell>
          <table:table-cell office:value-type="float" office:value="1788.87">
            <text:p>1.789 </text:p>
          </table:table-cell>
          <table:table-cell office:value-type="float" office:value="166769422">
            <text:p>166.769.422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2287589.46">
            <text:p>2.287.589 </text:p>
          </table:table-cell>
          <table:table-cell office:value-type="float" office:value="18445539.28">
            <text:p>18.445.539 </text:p>
          </table:table-cell>
          <table:table-cell office:value-type="float" office:value="65142959.09">
            <text:p>65.142.959 </text:p>
          </table:table-cell>
          <table:table-cell office:value-type="float" office:value="1937418.26">
            <text:p>1.937.418 </text:p>
          </table:table-cell>
          <table:table-cell office:value-type="float" office:value="97303373.5">
            <text:p>97.303.374 </text:p>
          </table:table-cell>
          <table:table-cell office:value-type="float" office:value="46474285.82">
            <text:p>46.474.286 </text:p>
          </table:table-cell>
          <table:table-cell office:value-type="float" office:value="198828962.37">
            <text:p>198.828.962 </text:p>
          </table:table-cell>
          <table:table-cell office:value-type="float" office:value="76750927.08">
            <text:p>76.750.927 </text:p>
          </table:table-cell>
          <table:table-cell office:value-type="float" office:value="47504718.98">
            <text:p>47.504.719 </text:p>
          </table:table-cell>
          <table:table-cell office:value-type="float" office:value="30175638.04">
            <text:p>30.175.638 </text:p>
          </table:table-cell>
          <table:table-cell office:value-type="float" office:value="200193420.75">
            <text:p>200.193.421 </text:p>
          </table:table-cell>
          <table:table-cell office:value-type="float" office:value="15728585.14">
            <text:p>15.728.585 </text:p>
          </table:table-cell>
          <table:table-cell office:value-type="float" office:value="22785936.99">
            <text:p>22.785.937 </text:p>
          </table:table-cell>
          <table:table-cell office:value-type="float" office:value="26046178.31">
            <text:p>26.046.178 </text:p>
          </table:table-cell>
          <table:table-cell office:value-type="float" office:value="11626310.81">
            <text:p>11.626.311 </text:p>
          </table:table-cell>
          <table:table-cell office:value-type="float" office:value="63161713.28">
            <text:p>63.161.713 </text:p>
          </table:table-cell>
          <table:table-cell office:value-type="float" office:value="9651202.07">
            <text:p>9.651.202 </text:p>
          </table:table-cell>
          <table:table-cell office:value-type="float" office:value="175015612.73">
            <text:p>175.015.613 </text:p>
          </table:table-cell>
          <table:table-cell office:value-type="float" office:value="551969265.71">
            <text:p>551.969.266 </text:p>
          </table:table-cell>
          <table:table-cell office:value-type="float" office:value="17573691.82">
            <text:p>17.573.692 </text:p>
          </table:table-cell>
          <table:table-cell office:value-type="float" office:value="7897420.68">
            <text:p>7.897.421 </text:p>
          </table:table-cell>
          <table:table-cell office:value-type="float" office:value="2706437.47">
            <text:p>2.706.437 </text:p>
          </table:table-cell>
          <table:table-cell office:value-type="float" office:value="170526692.04">
            <text:p>170.526.692 </text:p>
          </table:table-cell>
          <table:table-cell office:value-type="float" office:value="147216700.07">
            <text:p>147.216.700 </text:p>
          </table:table-cell>
          <table:table-cell office:value-type="float" office:value="9304144.3">
            <text:p>9.304.144 </text:p>
          </table:table-cell>
          <table:table-cell office:value-type="float" office:value="1237817889.65">
            <text:p>1.237.817.890 </text:p>
          </table:table-cell>
          <table:table-cell office:value-type="float" office:value="4556281.86">
            <text:p>4.556.282 </text:p>
          </table:table-cell>
          <table:table-cell office:value-type="float" office:value="3258628895.56">
            <text:p>3.258.628.896 </text:p>
          </table:table-cell>
          <table:table-cell/>
        </table:table-row>
        <table:table-row table:style-name="ro1">
          <table:table-cell office:value-type="string">
            <text:p>CSLL</text:p>
          </table:table-cell>
          <table:table-cell office:value-type="float" office:value="2517688.33">
            <text:p>2.517.688 </text:p>
          </table:table-cell>
          <table:table-cell office:value-type="float" office:value="11814453.08">
            <text:p>11.814.453 </text:p>
          </table:table-cell>
          <table:table-cell office:value-type="float" office:value="62932495.19">
            <text:p>62.932.495 </text:p>
          </table:table-cell>
          <table:table-cell office:value-type="float" office:value="1693188.9">
            <text:p>1.693.189 </text:p>
          </table:table-cell>
          <table:table-cell office:value-type="float" office:value="69459789.74">
            <text:p>69.459.790 </text:p>
          </table:table-cell>
          <table:table-cell office:value-type="float" office:value="38887100.63">
            <text:p>38.887.101 </text:p>
          </table:table-cell>
          <table:table-cell office:value-type="float" office:value="289936090.23">
            <text:p>289.936.090 </text:p>
          </table:table-cell>
          <table:table-cell office:value-type="float" office:value="53705688.68">
            <text:p>53.705.689 </text:p>
          </table:table-cell>
          <table:table-cell office:value-type="float" office:value="35149585.57">
            <text:p>35.149.586 </text:p>
          </table:table-cell>
          <table:table-cell office:value-type="float" office:value="13066241.97">
            <text:p>13.066.242 </text:p>
          </table:table-cell>
          <table:table-cell office:value-type="float" office:value="161325452.16">
            <text:p>161.325.452 </text:p>
          </table:table-cell>
          <table:table-cell office:value-type="float" office:value="13835397.54">
            <text:p>13.835.398 </text:p>
          </table:table-cell>
          <table:table-cell office:value-type="float" office:value="19043198.14">
            <text:p>19.043.198 </text:p>
          </table:table-cell>
          <table:table-cell office:value-type="float" office:value="19279473.34">
            <text:p>19.279.473 </text:p>
          </table:table-cell>
          <table:table-cell office:value-type="float" office:value="9776868.78">
            <text:p>9.776.869 </text:p>
          </table:table-cell>
          <table:table-cell office:value-type="float" office:value="50616086.66">
            <text:p>50.616.087 </text:p>
          </table:table-cell>
          <table:table-cell office:value-type="float" office:value="8058012.9">
            <text:p>8.058.013 </text:p>
          </table:table-cell>
          <table:table-cell office:value-type="float" office:value="171415544.73">
            <text:p>171.415.545 </text:p>
          </table:table-cell>
          <table:table-cell office:value-type="float" office:value="522706263.71">
            <text:p>522.706.264 </text:p>
          </table:table-cell>
          <table:table-cell office:value-type="float" office:value="12633423.85">
            <text:p>12.633.424 </text:p>
          </table:table-cell>
          <table:table-cell office:value-type="float" office:value="9298300.2">
            <text:p>9.298.300 </text:p>
          </table:table-cell>
          <table:table-cell office:value-type="float" office:value="1444441.79">
            <text:p>1.444.442 </text:p>
          </table:table-cell>
          <table:table-cell office:value-type="float" office:value="120338937.66">
            <text:p>120.338.938 </text:p>
          </table:table-cell>
          <table:table-cell office:value-type="float" office:value="84510359.58">
            <text:p>84.510.360 </text:p>
          </table:table-cell>
          <table:table-cell office:value-type="float" office:value="8663173.47">
            <text:p>8.663.173 </text:p>
          </table:table-cell>
          <table:table-cell office:value-type="float" office:value="1369691824.67">
            <text:p>1.369.691.825 </text:p>
          </table:table-cell>
          <table:table-cell office:value-type="float" office:value="3671903.12">
            <text:p>3.671.903 </text:p>
          </table:table-cell>
          <table:table-cell office:value-type="float" office:value="3165470984.62">
            <text:p>3.165.470.985 </text:p>
          </table:table-cell>
          <table:table-cell/>
        </table:table-row>
        <table:table-row table:style-name="ro1">
          <table:table-cell office:value-type="string">
            <text:p><text:s text:c="2"/>FINANCEIRAS</text:p>
          </table:table-cell>
          <table:table-cell office:value-type="float" office:value="-1536.66">
            <text:p><text:s/>(1.537)</text:p>
          </table:table-cell>
          <table:table-cell office:value-type="float" office:value="8429.14">
            <text:p>8.429 </text:p>
          </table:table-cell>
          <table:table-cell office:value-type="float" office:value="43424.57">
            <text:p>43.425 </text:p>
          </table:table-cell>
          <table:table-cell office:value-type="float" office:value="0">
            <text:p><text:s/>- </text:p>
          </table:table-cell>
          <table:table-cell office:value-type="float" office:value="4928043.14">
            <text:p>4.928.043 </text:p>
          </table:table-cell>
          <table:table-cell office:value-type="float" office:value="5623566.32">
            <text:p>5.623.566 </text:p>
          </table:table-cell>
          <table:table-cell office:value-type="float" office:value="196417175.39">
            <text:p>196.417.175 </text:p>
          </table:table-cell>
          <table:table-cell office:value-type="float" office:value="651883.25">
            <text:p>651.883 </text:p>
          </table:table-cell>
          <table:table-cell office:value-type="float" office:value="30207.8">
            <text:p>30.208 </text:p>
          </table:table-cell>
          <table:table-cell office:value-type="float" office:value="200.48">
            <text:p>200 </text:p>
          </table:table-cell>
          <table:table-cell office:value-type="float" office:value="4905723.05">
            <text:p>4.905.723 </text:p>
          </table:table-cell>
          <table:table-cell office:value-type="float" office:value="2940.31">
            <text:p>2.940 </text:p>
          </table:table-cell>
          <table:table-cell office:value-type="float" office:value="28819.09">
            <text:p>28.819 </text:p>
          </table:table-cell>
          <table:table-cell office:value-type="float" office:value="3642271.87">
            <text:p>3.642.272 </text:p>
          </table:table-cell>
          <table:table-cell office:value-type="float" office:value="-179.26">
            <text:p><text:s/>(179)</text:p>
          </table:table-cell>
          <table:table-cell office:value-type="float" office:value="605134.42">
            <text:p>605.134 </text:p>
          </table:table-cell>
          <table:table-cell office:value-type="float" office:value="0">
            <text:p><text:s/>- </text:p>
          </table:table-cell>
          <table:table-cell office:value-type="float" office:value="12055147.67">
            <text:p>12.055.148 </text:p>
          </table:table-cell>
          <table:table-cell office:value-type="float" office:value="56736949.05">
            <text:p>56.736.949 </text:p>
          </table:table-cell>
          <table:table-cell office:value-type="float" office:value="103422.59">
            <text:p>103.423 </text:p>
          </table:table-cell>
          <table:table-cell office:value-type="float" office:value="1250.05">
            <text:p>1.250 </text:p>
          </table:table-cell>
          <table:table-cell office:value-type="float" office:value="0">
            <text:p><text:s/>- </text:p>
          </table:table-cell>
          <table:table-cell office:value-type="float" office:value="8995731.38">
            <text:p>8.995.731 </text:p>
          </table:table-cell>
          <table:table-cell office:value-type="float" office:value="347491.47">
            <text:p>347.491 </text:p>
          </table:table-cell>
          <table:table-cell office:value-type="float" office:value="1929721.01">
            <text:p>1.929.721 </text:p>
          </table:table-cell>
          <table:table-cell office:value-type="float" office:value="338459459.15">
            <text:p>338.459.459 </text:p>
          </table:table-cell>
          <table:table-cell office:value-type="float" office:value="943.18">
            <text:p>943 </text:p>
          </table:table-cell>
          <table:table-cell office:value-type="float" office:value="635516218.46">
            <text:p>635.516.218 </text:p>
          </table:table-cell>
          <table:table-cell/>
        </table:table-row>
        <table:table-row table:style-name="ro1">
          <table:table-cell office:value-type="string">
            <text:p><text:s text:c="2"/>DEMAIS</text:p>
          </table:table-cell>
          <table:table-cell office:value-type="float" office:value="2519224.99">
            <text:p>2.519.225 </text:p>
          </table:table-cell>
          <table:table-cell office:value-type="float" office:value="11806023.94">
            <text:p>11.806.024 </text:p>
          </table:table-cell>
          <table:table-cell office:value-type="float" office:value="62889070.62">
            <text:p>62.889.071 </text:p>
          </table:table-cell>
          <table:table-cell office:value-type="float" office:value="1693188.9">
            <text:p>1.693.189 </text:p>
          </table:table-cell>
          <table:table-cell office:value-type="float" office:value="64531746.6">
            <text:p>64.531.747 </text:p>
          </table:table-cell>
          <table:table-cell office:value-type="float" office:value="33263534.31">
            <text:p>33.263.534 </text:p>
          </table:table-cell>
          <table:table-cell office:value-type="float" office:value="93518914.84">
            <text:p>93.518.915 </text:p>
          </table:table-cell>
          <table:table-cell office:value-type="float" office:value="53053805.43">
            <text:p>53.053.805 </text:p>
          </table:table-cell>
          <table:table-cell office:value-type="float" office:value="35119377.77">
            <text:p>35.119.378 </text:p>
          </table:table-cell>
          <table:table-cell office:value-type="float" office:value="13066041.49">
            <text:p>13.066.041 </text:p>
          </table:table-cell>
          <table:table-cell office:value-type="float" office:value="156419729.11">
            <text:p>156.419.729 </text:p>
          </table:table-cell>
          <table:table-cell office:value-type="float" office:value="13832457.23">
            <text:p>13.832.457 </text:p>
          </table:table-cell>
          <table:table-cell office:value-type="float" office:value="19014379.05">
            <text:p>19.014.379 </text:p>
          </table:table-cell>
          <table:table-cell office:value-type="float" office:value="15637201.47">
            <text:p>15.637.201 </text:p>
          </table:table-cell>
          <table:table-cell office:value-type="float" office:value="9777048.04">
            <text:p>9.777.048 </text:p>
          </table:table-cell>
          <table:table-cell office:value-type="float" office:value="50010952.24">
            <text:p>50.010.952 </text:p>
          </table:table-cell>
          <table:table-cell office:value-type="float" office:value="8058012.9">
            <text:p>8.058.013 </text:p>
          </table:table-cell>
          <table:table-cell office:value-type="float" office:value="159360397.06">
            <text:p>159.360.397 </text:p>
          </table:table-cell>
          <table:table-cell office:value-type="float" office:value="465969314.66">
            <text:p>465.969.315 </text:p>
          </table:table-cell>
          <table:table-cell office:value-type="float" office:value="12530001.26">
            <text:p>12.530.001 </text:p>
          </table:table-cell>
          <table:table-cell office:value-type="float" office:value="9297050.15">
            <text:p>9.297.050 </text:p>
          </table:table-cell>
          <table:table-cell office:value-type="float" office:value="1444441.79">
            <text:p>1.444.442 </text:p>
          </table:table-cell>
          <table:table-cell office:value-type="float" office:value="111343206.28">
            <text:p>111.343.206 </text:p>
          </table:table-cell>
          <table:table-cell office:value-type="float" office:value="84162868.11">
            <text:p>84.162.868 </text:p>
          </table:table-cell>
          <table:table-cell office:value-type="float" office:value="6733452.46">
            <text:p>6.733.452 </text:p>
          </table:table-cell>
          <table:table-cell office:value-type="float" office:value="1031232365.52">
            <text:p>1.031.232.366 </text:p>
          </table:table-cell>
          <table:table-cell office:value-type="float" office:value="3670959.94">
            <text:p>3.670.960 </text:p>
          </table:table-cell>
          <table:table-cell office:value-type="float" office:value="2529954766.16">
            <text:p>2.529.954.766 </text:p>
          </table:table-cell>
          <table:table-cell/>
        </table:table-row>
        <table:table-row table:style-name="ro1">
          <table:table-cell office:value-type="string">
            <text:p>CIDE-COMBUSTÍVEIS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3065047.03">
            <text:p>3.065.047 </text:p>
          </table:table-cell>
          <table:table-cell office:value-type="float" office:value="2387.41">
            <text:p>2.387 </text:p>
          </table:table-cell>
          <table:table-cell office:value-type="float" office:value="11717904.07">
            <text:p>11.717.904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-1819.94">
            <text:p><text:s/>(1.820)</text:p>
          </table:table-cell>
          <table:table-cell office:value-type="float" office:value="84.18">
            <text:p>84 </text:p>
          </table:table-cell>
          <table:table-cell office:value-type="float" office:value="50761914.58">
            <text:p>50.761.915 </text:p>
          </table:table-cell>
          <table:table-cell office:value-type="float" office:value="1130.6">
            <text:p>1.131 </text:p>
          </table:table-cell>
          <table:table-cell office:value-type="float" office:value="182.86">
            <text:p>183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624.4">
            <text:p>624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1232817.98">
            <text:p>1.232.818 </text:p>
          </table:table-cell>
          <table:table-cell office:value-type="float" office:value="644590236.66">
            <text:p>644.590.237 </text:p>
          </table:table-cell>
          <table:table-cell table:number-columns-repeated="3" office:value-type="float" office:value="0">
            <text:p><text:s/>- </text:p>
          </table:table-cell>
          <table:table-cell office:value-type="float" office:value="60627363.9">
            <text:p>60.627.364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24352085.84">
            <text:p>24.352.086 </text:p>
          </table:table-cell>
          <table:table-cell office:value-type="float" office:value="0">
            <text:p><text:s/>- </text:p>
          </table:table-cell>
          <table:table-cell office:value-type="float" office:value="796349959.57">
            <text:p>796.349.960 </text:p>
          </table:table-cell>
          <table:table-cell/>
        </table:table-row>
        <table:table-row table:style-name="ro1">
          <table:table-cell office:value-type="string">
            <text:p>CONTRIBUICÕES PARA FUNDAF</text:p>
          </table:table-cell>
          <table:table-cell office:value-type="float" office:value="201590.5">
            <text:p>201.591 </text:p>
          </table:table-cell>
          <table:table-cell office:value-type="float" office:value="2863.51">
            <text:p>2.864 </text:p>
          </table:table-cell>
          <table:table-cell office:value-type="float" office:value="175998.38">
            <text:p>175.998 </text:p>
          </table:table-cell>
          <table:table-cell office:value-type="float" office:value="4703.47">
            <text:p>4.703 </text:p>
          </table:table-cell>
          <table:table-cell office:value-type="float" office:value="234126.89">
            <text:p>234.127 </text:p>
          </table:table-cell>
          <table:table-cell office:value-type="float" office:value="90558.67">
            <text:p>90.559 </text:p>
          </table:table-cell>
          <table:table-cell office:value-type="float" office:value="100571.59">
            <text:p>100.572 </text:p>
          </table:table-cell>
          <table:table-cell office:value-type="float" office:value="3298726.4">
            <text:p>3.298.726 </text:p>
          </table:table-cell>
          <table:table-cell office:value-type="float" office:value="265040.89">
            <text:p>265.041 </text:p>
          </table:table-cell>
          <table:table-cell office:value-type="float" office:value="75284.53">
            <text:p>75.285 </text:p>
          </table:table-cell>
          <table:table-cell office:value-type="float" office:value="9810374.9">
            <text:p>9.810.375 </text:p>
          </table:table-cell>
          <table:table-cell office:value-type="float" office:value="3480870.37">
            <text:p>3.480.870 </text:p>
          </table:table-cell>
          <table:table-cell office:value-type="float" office:value="40571.5">
            <text:p>40.572 </text:p>
          </table:table-cell>
          <table:table-cell office:value-type="float" office:value="415862.85">
            <text:p>415.863 </text:p>
          </table:table-cell>
          <table:table-cell office:value-type="float" office:value="337120.03">
            <text:p>337.120 </text:p>
          </table:table-cell>
          <table:table-cell office:value-type="float" office:value="2535664.08">
            <text:p>2.535.664 </text:p>
          </table:table-cell>
          <table:table-cell office:value-type="float" office:value="10612.94">
            <text:p>10.613 </text:p>
          </table:table-cell>
          <table:table-cell office:value-type="float" office:value="3132951.88">
            <text:p>3.132.952 </text:p>
          </table:table-cell>
          <table:table-cell office:value-type="float" office:value="3338646.7">
            <text:p>3.338.647 </text:p>
          </table:table-cell>
          <table:table-cell office:value-type="float" office:value="55246.7">
            <text:p>55.247 </text:p>
          </table:table-cell>
          <table:table-cell office:value-type="float" office:value="122636.85">
            <text:p>122.637 </text:p>
          </table:table-cell>
          <table:table-cell office:value-type="float" office:value="651.5">
            <text:p>652 </text:p>
          </table:table-cell>
          <table:table-cell office:value-type="float" office:value="6550613.67">
            <text:p>6.550.614 </text:p>
          </table:table-cell>
          <table:table-cell office:value-type="float" office:value="5996532.57">
            <text:p>5.996.533 </text:p>
          </table:table-cell>
          <table:table-cell office:value-type="float" office:value="3983.13">
            <text:p>3.983 </text:p>
          </table:table-cell>
          <table:table-cell office:value-type="float" office:value="19842321.76">
            <text:p>19.842.322 </text:p>
          </table:table-cell>
          <table:table-cell office:value-type="float" office:value="2435.5">
            <text:p>2.436 </text:p>
          </table:table-cell>
          <table:table-cell office:value-type="float" office:value="60126561.76">
            <text:p>60.126.562 </text:p>
          </table:table-cell>
          <table:table-cell/>
        </table:table-row>
        <table:table-row table:style-name="ro1">
          <table:table-cell office:value-type="string">
            <text:p>CPSSS - Contrib. p/ o Plano de Segurid. Social Serv. Público</text:p>
          </table:table-cell>
          <table:table-cell office:value-type="float" office:value="3620674.41">
            <text:p>3.620.674 </text:p>
          </table:table-cell>
          <table:table-cell office:value-type="float" office:value="11732765.31">
            <text:p>11.732.765 </text:p>
          </table:table-cell>
          <table:table-cell office:value-type="float" office:value="12621569.99">
            <text:p>12.621.570 </text:p>
          </table:table-cell>
          <table:table-cell office:value-type="float" office:value="12959550.32">
            <text:p>12.959.550 </text:p>
          </table:table-cell>
          <table:table-cell office:value-type="float" office:value="32398468.01">
            <text:p>32.398.468 </text:p>
          </table:table-cell>
          <table:table-cell office:value-type="float" office:value="25918832.27">
            <text:p>25.918.832 </text:p>
          </table:table-cell>
          <table:table-cell office:value-type="float" office:value="936017385.11">
            <text:p>936.017.385 </text:p>
          </table:table-cell>
          <table:table-cell office:value-type="float" office:value="15154586.54">
            <text:p>15.154.587 </text:p>
          </table:table-cell>
          <table:table-cell office:value-type="float" office:value="18050861.42">
            <text:p>18.050.861 </text:p>
          </table:table-cell>
          <table:table-cell office:value-type="float" office:value="10895094.32">
            <text:p>10.895.094 </text:p>
          </table:table-cell>
          <table:table-cell office:value-type="float" office:value="80884134.21">
            <text:p>80.884.134 </text:p>
          </table:table-cell>
          <table:table-cell office:value-type="float" office:value="11890143.16">
            <text:p>11.890.143 </text:p>
          </table:table-cell>
          <table:table-cell office:value-type="float" office:value="6738529.24">
            <text:p>6.738.529 </text:p>
          </table:table-cell>
          <table:table-cell office:value-type="float" office:value="20579411.71">
            <text:p>20.579.412 </text:p>
          </table:table-cell>
          <table:table-cell office:value-type="float" office:value="25701930.41">
            <text:p>25.701.930 </text:p>
          </table:table-cell>
          <table:table-cell office:value-type="float" office:value="35066387.08">
            <text:p>35.066.387 </text:p>
          </table:table-cell>
          <table:table-cell office:value-type="float" office:value="9287289.97">
            <text:p>9.287.290 </text:p>
          </table:table-cell>
          <table:table-cell office:value-type="float" office:value="34653847.5">
            <text:p>34.653.848 </text:p>
          </table:table-cell>
          <table:table-cell office:value-type="float" office:value="152032570.81">
            <text:p>152.032.571 </text:p>
          </table:table-cell>
          <table:table-cell office:value-type="float" office:value="21606887.62">
            <text:p>21.606.888 </text:p>
          </table:table-cell>
          <table:table-cell office:value-type="float" office:value="10936833.1">
            <text:p>10.936.833 </text:p>
          </table:table-cell>
          <table:table-cell office:value-type="float" office:value="7968312.71">
            <text:p>7.968.313 </text:p>
          </table:table-cell>
          <table:table-cell office:value-type="float" office:value="62941424.53">
            <text:p>62.941.425 </text:p>
          </table:table-cell>
          <table:table-cell office:value-type="float" office:value="27262384.38">
            <text:p>27.262.384 </text:p>
          </table:table-cell>
          <table:table-cell office:value-type="float" office:value="8557616.39">
            <text:p>8.557.616 </text:p>
          </table:table-cell>
          <table:table-cell office:value-type="float" office:value="76401448.1">
            <text:p>76.401.448 </text:p>
          </table:table-cell>
          <table:table-cell office:value-type="float" office:value="3773722.17">
            <text:p>3.773.722 </text:p>
          </table:table-cell>
          <table:table-cell office:value-type="float" office:value="1675652660.79">
            <text:p>1.675.652.661 </text:p>
          </table:table-cell>
          <table:table-cell/>
        </table:table-row>
        <table:table-row table:style-name="ro1">
          <table:table-cell office:value-type="string">
            <text:p>OUTRAS RECEITAS ADMINISTRADAS</text:p>
          </table:table-cell>
          <table:table-cell office:value-type="float" office:value="1107825.16">
            <text:p>1.107.825 </text:p>
          </table:table-cell>
          <table:table-cell office:value-type="float" office:value="7647205.23">
            <text:p>7.647.205 </text:p>
          </table:table-cell>
          <table:table-cell office:value-type="float" office:value="23238196.14">
            <text:p>23.238.196 </text:p>
          </table:table-cell>
          <table:table-cell office:value-type="float" office:value="1012709.94">
            <text:p>1.012.710 </text:p>
          </table:table-cell>
          <table:table-cell office:value-type="float" office:value="23596438.48">
            <text:p>23.596.438 </text:p>
          </table:table-cell>
          <table:table-cell office:value-type="float" office:value="16785553.11">
            <text:p>16.785.553 </text:p>
          </table:table-cell>
          <table:table-cell office:value-type="float" office:value="262114849.35">
            <text:p>262.114.849 </text:p>
          </table:table-cell>
          <table:table-cell office:value-type="float" office:value="12418504.74">
            <text:p>12.418.505 </text:p>
          </table:table-cell>
          <table:table-cell office:value-type="float" office:value="18345928.05">
            <text:p>18.345.928 </text:p>
          </table:table-cell>
          <table:table-cell office:value-type="float" office:value="5223180.63">
            <text:p>5.223.181 </text:p>
          </table:table-cell>
          <table:table-cell office:value-type="float" office:value="88512050.03">
            <text:p>88.512.050 </text:p>
          </table:table-cell>
          <table:table-cell office:value-type="float" office:value="6892682.64">
            <text:p>6.892.683 </text:p>
          </table:table-cell>
          <table:table-cell office:value-type="float" office:value="11545792.85">
            <text:p>11.545.793 </text:p>
          </table:table-cell>
          <table:table-cell office:value-type="float" office:value="15448178.14">
            <text:p>15.448.178 </text:p>
          </table:table-cell>
          <table:table-cell office:value-type="float" office:value="9050927.73">
            <text:p>9.050.928 </text:p>
          </table:table-cell>
          <table:table-cell office:value-type="float" office:value="21205152.03">
            <text:p>21.205.152 </text:p>
          </table:table-cell>
          <table:table-cell office:value-type="float" office:value="3504532.78">
            <text:p>3.504.533 </text:p>
          </table:table-cell>
          <table:table-cell office:value-type="float" office:value="75775988.93">
            <text:p>75.775.989 </text:p>
          </table:table-cell>
          <table:table-cell office:value-type="float" office:value="161548852.73">
            <text:p>161.548.853 </text:p>
          </table:table-cell>
          <table:table-cell office:value-type="float" office:value="5663289.2">
            <text:p>5.663.289 </text:p>
          </table:table-cell>
          <table:table-cell office:value-type="float" office:value="2862983.27">
            <text:p>2.862.983 </text:p>
          </table:table-cell>
          <table:table-cell office:value-type="float" office:value="1589240.32">
            <text:p>1.589.240 </text:p>
          </table:table-cell>
          <table:table-cell office:value-type="float" office:value="48793130.84">
            <text:p>48.793.131 </text:p>
          </table:table-cell>
          <table:table-cell office:value-type="float" office:value="39214768.75">
            <text:p>39.214.769 </text:p>
          </table:table-cell>
          <table:table-cell office:value-type="float" office:value="7081171.46">
            <text:p>7.081.171 </text:p>
          </table:table-cell>
          <table:table-cell office:value-type="float" office:value="484964939.82">
            <text:p>484.964.940 </text:p>
          </table:table-cell>
          <table:table-cell office:value-type="float" office:value="2973259.6">
            <text:p>2.973.260 </text:p>
          </table:table-cell>
          <table:table-cell office:value-type="float" office:value="1358117331.95">
            <text:p>1.358.117.332 </text:p>
          </table:table-cell>
          <table:table-cell/>
        </table:table-row>
        <table:table-row table:style-name="ro1">
          <table:table-cell table:style-name="ce8" office:value-type="string">
            <text:p>RECEITAS ADMINISTRADAS PELA RFB</text:p>
          </table:table-cell>
          <table:table-cell table:style-name="ce16" office:value-type="float" office:value="29357085.87">
            <text:p>29.357.086 </text:p>
          </table:table-cell>
          <table:table-cell table:style-name="ce16" office:value-type="float" office:value="135364696.79">
            <text:p>135.364.697 </text:p>
          </table:table-cell>
          <table:table-cell table:style-name="ce16" office:value-type="float" office:value="631687518.46">
            <text:p>631.687.518 </text:p>
          </table:table-cell>
          <table:table-cell table:style-name="ce16" office:value-type="float" office:value="36108235.22">
            <text:p>36.108.235 </text:p>
          </table:table-cell>
          <table:table-cell table:style-name="ce16" office:value-type="float" office:value="943247593.39">
            <text:p>943.247.593 </text:p>
          </table:table-cell>
          <table:table-cell table:style-name="ce16" office:value-type="float" office:value="520401088.92">
            <text:p>520.401.089 </text:p>
          </table:table-cell>
          <table:table-cell table:style-name="ce16" office:value-type="float" office:value="5168629146.15">
            <text:p>5.168.629.146 </text:p>
          </table:table-cell>
          <table:table-cell table:style-name="ce16" office:value-type="float" office:value="1185031864.11">
            <text:p>1.185.031.864 </text:p>
          </table:table-cell>
          <table:table-cell table:style-name="ce16" office:value-type="float" office:value="582771096.75">
            <text:p>582.771.097 </text:p>
          </table:table-cell>
          <table:table-cell table:style-name="ce16" office:value-type="float" office:value="272723587.87">
            <text:p>272.723.588 </text:p>
          </table:table-cell>
          <table:table-cell table:style-name="ce16" office:value-type="float" office:value="2607910773.7">
            <text:p>2.607.910.774 </text:p>
          </table:table-cell>
          <table:table-cell table:style-name="ce16" office:value-type="float" office:value="173884203.39">
            <text:p>173.884.203 </text:p>
          </table:table-cell>
          <table:table-cell table:style-name="ce16" office:value-type="float" office:value="213035601.56">
            <text:p>213.035.602 </text:p>
          </table:table-cell>
          <table:table-cell table:style-name="ce16" office:value-type="float" office:value="267162930.95">
            <text:p>267.162.931 </text:p>
          </table:table-cell>
          <table:table-cell table:style-name="ce16" office:value-type="float" office:value="157338812.46">
            <text:p>157.338.812 </text:p>
          </table:table-cell>
          <table:table-cell table:style-name="ce16" office:value-type="float" office:value="743546277.45">
            <text:p>743.546.277 </text:p>
          </table:table-cell>
          <table:table-cell table:style-name="ce16" office:value-type="float" office:value="92901847.83">
            <text:p>92.901.848 </text:p>
          </table:table-cell>
          <table:table-cell table:style-name="ce16" office:value-type="float" office:value="2607591693.89">
            <text:p>2.607.591.694 </text:p>
          </table:table-cell>
          <table:table-cell table:style-name="ce16" office:value-type="float" office:value="8194908267.92">
            <text:p>8.194.908.268 </text:p>
          </table:table-cell>
          <table:table-cell table:style-name="ce16" office:value-type="float" office:value="169856570.89">
            <text:p>169.856.571 </text:p>
          </table:table-cell>
          <table:table-cell table:style-name="ce16" office:value-type="float" office:value="94205070.41">
            <text:p>94.205.070 </text:p>
          </table:table-cell>
          <table:table-cell table:style-name="ce16" office:value-type="float" office:value="26779721.8">
            <text:p>26.779.722 </text:p>
          </table:table-cell>
          <table:table-cell table:style-name="ce16" office:value-type="float" office:value="2251323651.81">
            <text:p>2.251.323.652 </text:p>
          </table:table-cell>
          <table:table-cell table:style-name="ce16" office:value-type="float" office:value="1625516109.79">
            <text:p>1.625.516.110 </text:p>
          </table:table-cell>
          <table:table-cell table:style-name="ce16" office:value-type="float" office:value="121645147.86">
            <text:p>121.645.148 </text:p>
          </table:table-cell>
          <table:table-cell table:style-name="ce16" office:value-type="float" office:value="20167089659.82">
            <text:p>20.167.089.660 </text:p>
          </table:table-cell>
          <table:table-cell table:style-name="ce16" office:value-type="float" office:value="44148662.4">
            <text:p>44.148.662 </text:p>
          </table:table-cell>
          <table:table-cell table:style-name="ce25" office:value-type="float" office:value="49064166917.46">
            <text:p>49.064.166.917 </text:p>
          </table:table-cell>
          <table:table-cell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office:value-type="float" office:value="374997.5">
            <text:p>374.998 </text:p>
          </table:table-cell>
          <table:table-cell office:value-type="float" office:value="4528856.39">
            <text:p>4.528.856 </text:p>
          </table:table-cell>
          <table:table-cell office:value-type="float" office:value="9927843.36">
            <text:p>9.927.843 </text:p>
          </table:table-cell>
          <table:table-cell office:value-type="float" office:value="384106.55">
            <text:p>384.107 </text:p>
          </table:table-cell>
          <table:table-cell office:value-type="float" office:value="13847766.75">
            <text:p>13.847.767 </text:p>
          </table:table-cell>
          <table:table-cell office:value-type="float" office:value="6529294.1">
            <text:p>6.529.294 </text:p>
          </table:table-cell>
          <table:table-cell office:value-type="float" office:value="56008793.24">
            <text:p>56.008.793 </text:p>
          </table:table-cell>
          <table:table-cell office:value-type="float" office:value="9255724.72">
            <text:p>9.255.725 </text:p>
          </table:table-cell>
          <table:table-cell office:value-type="float" office:value="7249562.27">
            <text:p>7.249.562 </text:p>
          </table:table-cell>
          <table:table-cell office:value-type="float" office:value="4314735.48">
            <text:p>4.314.735 </text:p>
          </table:table-cell>
          <table:table-cell office:value-type="float" office:value="24497855.35">
            <text:p>24.497.855 </text:p>
          </table:table-cell>
          <table:table-cell office:value-type="float" office:value="3151429.34">
            <text:p>3.151.429 </text:p>
          </table:table-cell>
          <table:table-cell office:value-type="float" office:value="7241825.73">
            <text:p>7.241.826 </text:p>
          </table:table-cell>
          <table:table-cell office:value-type="float" office:value="3953854.96">
            <text:p>3.953.855 </text:p>
          </table:table-cell>
          <table:table-cell office:value-type="float" office:value="3870581.73">
            <text:p>3.870.582 </text:p>
          </table:table-cell>
          <table:table-cell office:value-type="float" office:value="12689404.33">
            <text:p>12.689.404 </text:p>
          </table:table-cell>
          <table:table-cell office:value-type="float" office:value="2237682.19">
            <text:p>2.237.682 </text:p>
          </table:table-cell>
          <table:table-cell office:value-type="float" office:value="24282444.76">
            <text:p>24.282.445 </text:p>
          </table:table-cell>
          <table:table-cell office:value-type="float" office:value="1185567345.51">
            <text:p>1.185.567.346 </text:p>
          </table:table-cell>
          <table:table-cell office:value-type="float" office:value="2312382.64">
            <text:p>2.312.383 </text:p>
          </table:table-cell>
          <table:table-cell office:value-type="float" office:value="921279.09">
            <text:p>921.279 </text:p>
          </table:table-cell>
          <table:table-cell office:value-type="float" office:value="309706.23">
            <text:p>309.706 </text:p>
          </table:table-cell>
          <table:table-cell office:value-type="float" office:value="19337512.33">
            <text:p>19.337.512 </text:p>
          </table:table-cell>
          <table:table-cell office:value-type="float" office:value="13270355.18">
            <text:p>13.270.355 </text:p>
          </table:table-cell>
          <table:table-cell office:value-type="float" office:value="5124830.69">
            <text:p>5.124.831 </text:p>
          </table:table-cell>
          <table:table-cell office:value-type="float" office:value="99728182.5">
            <text:p>99.728.183 </text:p>
          </table:table-cell>
          <table:table-cell office:value-type="float" office:value="757808.06">
            <text:p>757.808 </text:p>
          </table:table-cell>
          <table:table-cell office:value-type="float" office:value="1521676160.98">
            <text:p>1.521.676.161 </text:p>
          </table:table-cell>
          <table:table-cell/>
        </table:table-row>
        <table:table-row table:style-name="ro1">
          <table:table-cell table:style-name="ce8" office:value-type="string">
            <text:p>TOTAL GERAL DAS RECEITAS </text:p>
          </table:table-cell>
          <table:table-cell table:style-name="ce16" office:value-type="float" office:value="29732083.37">
            <text:p>29.732.083 </text:p>
          </table:table-cell>
          <table:table-cell table:style-name="ce16" office:value-type="float" office:value="139893553.18">
            <text:p>139.893.553 </text:p>
          </table:table-cell>
          <table:table-cell table:style-name="ce16" office:value-type="float" office:value="641615361.82">
            <text:p>641.615.362 </text:p>
          </table:table-cell>
          <table:table-cell table:style-name="ce16" office:value-type="float" office:value="36492341.77">
            <text:p>36.492.342 </text:p>
          </table:table-cell>
          <table:table-cell table:style-name="ce16" office:value-type="float" office:value="957095360.14">
            <text:p>957.095.360 </text:p>
          </table:table-cell>
          <table:table-cell table:style-name="ce16" office:value-type="float" office:value="526930383.02">
            <text:p>526.930.383 </text:p>
          </table:table-cell>
          <table:table-cell table:style-name="ce16" office:value-type="float" office:value="5224637939.39">
            <text:p>5.224.637.939 </text:p>
          </table:table-cell>
          <table:table-cell table:style-name="ce16" office:value-type="float" office:value="1194287588.83">
            <text:p>1.194.287.589 </text:p>
          </table:table-cell>
          <table:table-cell table:style-name="ce16" office:value-type="float" office:value="590020659.02">
            <text:p>590.020.659 </text:p>
          </table:table-cell>
          <table:table-cell table:style-name="ce16" office:value-type="float" office:value="277038323.35">
            <text:p>277.038.323 </text:p>
          </table:table-cell>
          <table:table-cell table:style-name="ce16" office:value-type="float" office:value="2632408629.05">
            <text:p>2.632.408.629 </text:p>
          </table:table-cell>
          <table:table-cell table:style-name="ce16" office:value-type="float" office:value="177035632.73">
            <text:p>177.035.633 </text:p>
          </table:table-cell>
          <table:table-cell table:style-name="ce16" office:value-type="float" office:value="220277427.29">
            <text:p>220.277.427 </text:p>
          </table:table-cell>
          <table:table-cell table:style-name="ce16" office:value-type="float" office:value="271116785.91">
            <text:p>271.116.786 </text:p>
          </table:table-cell>
          <table:table-cell table:style-name="ce16" office:value-type="float" office:value="161209394.19">
            <text:p>161.209.394 </text:p>
          </table:table-cell>
          <table:table-cell table:style-name="ce16" office:value-type="float" office:value="756235681.78">
            <text:p>756.235.682 </text:p>
          </table:table-cell>
          <table:table-cell table:style-name="ce16" office:value-type="float" office:value="95139530.02">
            <text:p>95.139.530 </text:p>
          </table:table-cell>
          <table:table-cell table:style-name="ce16" office:value-type="float" office:value="2631874138.65">
            <text:p>2.631.874.139 </text:p>
          </table:table-cell>
          <table:table-cell table:style-name="ce16" office:value-type="float" office:value="9380475613.43">
            <text:p>9.380.475.613 </text:p>
          </table:table-cell>
          <table:table-cell table:style-name="ce16" office:value-type="float" office:value="172168953.53">
            <text:p>172.168.954 </text:p>
          </table:table-cell>
          <table:table-cell table:style-name="ce16" office:value-type="float" office:value="95126349.5">
            <text:p>95.126.350 </text:p>
          </table:table-cell>
          <table:table-cell table:style-name="ce16" office:value-type="float" office:value="27089428.03">
            <text:p>27.089.428 </text:p>
          </table:table-cell>
          <table:table-cell table:style-name="ce16" office:value-type="float" office:value="2270661164.14">
            <text:p>2.270.661.164 </text:p>
          </table:table-cell>
          <table:table-cell table:style-name="ce16" office:value-type="float" office:value="1638786464.97">
            <text:p>1.638.786.465 </text:p>
          </table:table-cell>
          <table:table-cell table:style-name="ce16" office:value-type="float" office:value="126769978.55">
            <text:p>126.769.979 </text:p>
          </table:table-cell>
          <table:table-cell table:style-name="ce16" office:value-type="float" office:value="20266817842.32">
            <text:p>20.266.817.842 </text:p>
          </table:table-cell>
          <table:table-cell table:style-name="ce16" office:value-type="float" office:value="44906470.46">
            <text:p>44.906.470 </text:p>
          </table:table-cell>
          <table:table-cell table:style-name="ce25" office:value-type="float" office:value="50585843078.44">
            <text:p>50.585.843.078 </text:p>
          </table:table-cell>
          <table:table-cell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style-name="Default" table:number-columns-repeated="2"/>
          <table:table-cell table:style-name="ce18"/>
          <table:table-cell table:style-name="Default" table:number-columns-repeated="24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style-name="Default"/>
        </table:table-row>
        <table:table-row table:style-name="ro1" table:number-rows-repeated="2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Default" table:number-columns-repeated="30"/>
        </table:table-row>
        <table:table-row table:style-name="ro1">
          <table:table-cell table:style-name="Default"/>
          <table:table-cell table:style-name="ce17" table:number-columns-repeated="28"/>
          <table:table-cell table:style-name="Default"/>
        </table:table-row>
        <table:table-row table:style-name="ro1" table:number-rows-repeated="3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ce4"/>
          <table:table-cell table:style-name="ce17"/>
          <table:table-cell table:style-name="Default" table:number-columns-repeated="26"/>
          <table:table-cell table:style-name="ce21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first-page-number="continue" style:scale-to="65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15:38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BR-2011" style:display-name="PageStyle_ABR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1" style:display-name="PageStyle_MAI-201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FB </meta:initial-creator>
    <meta:creation-date>2011-05-12T15:40:08.12</meta:creation-date>
    <dc:date>2011-06-16T15:38:53.77</dc:date>
    <dc:creator>RFB </dc:creator>
    <meta:editing-duration>PT00H23M51S</meta:editing-duration>
    <meta:editing-cycles>5</meta:editing-cycles>
    <meta:generator>BrOffice.org/3.2$Win32 OpenOffice.org_project/320m18$Build-9502</meta:generator>
    <meta:document-statistic meta:table-count="1" meta:cell-count="1110" meta:object-count="1"/>
  </office:meta>
</office:document-meta>
</file>